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Hot Spots - Method</text:p>
          </table:table-cell>
          <table:table-cell office:value-type="string">
            <text:p>Self time [%]</text:p>
          </table:table-cell>
          <table:table-cell office:value-type="string">
            <text:p>Self time ms</text:p>
          </table:table-cell>
          <table:table-cell office:value-type="string">
            <text:p>Invocations</text:p>
          </table:table-cell>
        </table:table-row>
        <table:table-row table:style-name="ro1">
          <table:table-cell office:value-type="string">
            <text:p>nl.uva.vlet.vfs.cloud.CloudOutputStream.getBlobStoreContext()</text:p>
          </table:table-cell>
          <table:table-cell office:value-type="float" office:value="24.398792">
            <text:p>24.398792</text:p>
          </table:table-cell>
          <table:table-cell office:value-type="float" office:value="3798.219">
            <text:p>3798.21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setUp()</text:p>
          </table:table-cell>
          <table:table-cell office:value-type="float" office:value="19.80807">
            <text:p>19.80807</text:p>
          </table:table-cell>
          <table:table-cell office:value-type="float" office:value="3083.57">
            <text:p>3083.5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System.getBlobStoreContext()</text:p>
          </table:table-cell>
          <table:table-cell office:value-type="float" office:value="13.366947">
            <text:p>13.366947</text:p>
          </table:table-cell>
          <table:table-cell office:value-type="float" office:value="2080.865">
            <text:p>2080.865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nl.uva.vlet.vfs.test.testBlobStore.suite()</text:p>
          </table:table-cell>
          <table:table-cell office:value-type="float" office:value="12.315778">
            <text:p>12.315778</text:p>
          </table:table-cell>
          <table:table-cell office:value-type="float" office:value="1917.227">
            <text:p>1917.2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updateServerInfo(nl.uva.vlet.vrs.VRSContext, nl.uva.vlet.vrs.ServerInfo, nl.uva.vlet.vrl.VRL)</text:p>
          </table:table-cell>
          <table:table-cell office:value-type="float" office:value="6.947017">
            <text:p>6.947017</text:p>
          </table:table-cell>
          <table:table-cell office:value-type="float" office:value="1081.459">
            <text:p>1081.45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nl.uva.vlet.vfs.cloud.CloudFileSystem.queryPath(nl.uva.vlet.vrl.VRL)</text:p>
          </table:table-cell>
          <table:table-cell office:value-type="float" office:value="3.3418958">
            <text:p>3.3418958</text:p>
          </table:table-cell>
          <table:table-cell office:value-type="float" office:value="520.241">
            <text:p>520.24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nl.uva.vlet.vfs.cloud.CloudOutputStream.writeData()</text:p>
          </table:table-cell>
          <table:table-cell office:value-type="float" office:value="2.7251263">
            <text:p>2.7251263</text:p>
          </table:table-cell>
          <table:table-cell office:value-type="float" office:value="424.227">
            <text:p>424.2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FileSystem.ls(nl.uva.vlet.vrl.VRL)</text:p>
          </table:table-cell>
          <table:table-cell office:value-type="float" office:value="2.0349333">
            <text:p>2.0349333</text:p>
          </table:table-cell>
          <table:table-cell office:value-type="float" office:value="316.783">
            <text:p>316.78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Move10MBForthAndBack()</text:p>
          </table:table-cell>
          <table:table-cell office:value-type="float" office:value="2.01105">
            <text:p>2.01105</text:p>
          </table:table-cell>
          <table:table-cell office:value-type="float" office:value="313.065">
            <text:p>313.0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Read()</text:p>
          </table:table-cell>
          <table:table-cell office:value-type="float" office:value="1.4241315">
            <text:p>1.4241315</text:p>
          </table:table-cell>
          <table:table-cell office:value-type="float" office:value="221.698">
            <text:p>221.6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exists(nl.uva.vlet.vrl.VRL, org.jclouds.blobstore.domain.StorageType)</text:p>
          </table:table-cell>
          <table:table-cell office:value-type="float" office:value="1.2939222">
            <text:p>1.2939222</text:p>
          </table:table-cell>
          <table:table-cell office:value-type="float" office:value="201.428">
            <text:p>201.428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nl.uva.vlet.vfs.cloud.CloudFileSystem.getInputStream(nl.uva.vlet.vrl.VRL)</text:p>
          </table:table-cell>
          <table:table-cell office:value-type="float" office:value="1.1868705">
            <text:p>1.1868705</text:p>
          </table:table-cell>
          <table:table-cell office:value-type="float" office:value="184.763">
            <text:p>184.76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test.testVFS.testStreamWrite()</text:p>
          </table:table-cell>
          <table:table-cell office:value-type="float" office:value="1.1055715">
            <text:p>1.1055715</text:p>
          </table:table-cell>
          <table:table-cell office:value-type="float" office:value="172.107">
            <text:p>172.1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m(nl.uva.vlet.vrl.VRL)</text:p>
          </table:table-cell>
          <table:table-cell office:value-type="float" office:value="0.7867739">
            <text:p>0.7867739</text:p>
          </table:table-cell>
          <table:table-cell office:value-type="float" office:value="122.479">
            <text:p>122.47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nl.uva.vlet.vfs.cloud.CloudOutputStream.write(byte[], int, int)</text:p>
          </table:table-cell>
          <table:table-cell office:value-type="float" office:value="0.7725389">
            <text:p>0.7725389</text:p>
          </table:table-cell>
          <table:table-cell office:value-type="float" office:value="120.263">
            <text:p>120.263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nl.uva.vlet.vfs.cloud.CloudFSFactory.createNewFileSystem(nl.uva.vlet.vrs.VRSContext, nl.uva.vlet.vrs.ServerInfo, nl.uva.vlet.vrl.VRL)</text:p>
          </table:table-cell>
          <table:table-cell office:value-type="float" office:value="0.7246563">
            <text:p>0.7246563</text:p>
          </table:table-cell>
          <table:table-cell office:value-type="float" office:value="112.809">
            <text:p>112.8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mkdir(nl.uva.vlet.vrl.VRL, boolean)</text:p>
          </table:table-cell>
          <table:table-cell office:value-type="float" office:value="0.5819271">
            <text:p>0.5819271</text:p>
          </table:table-cell>
          <table:table-cell office:value-type="float" office:value="90.59">
            <text:p>90.5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cloud.CloudFileSystem.touch(nl.uva.vlet.vrl.VRL, boolean)</text:p>
          </table:table-cell>
          <table:table-cell office:value-type="float" office:value="0.56442237">
            <text:p>0.56442237</text:p>
          </table:table-cell>
          <table:table-cell office:value-type="float" office:value="87.865">
            <text:p>87.86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nl.uva.vlet.vfs.test.testVFS.testVFSNodeAttributes(nl.uva.vlet.vfs.VFSNode)</text:p>
          </table:table-cell>
          <table:table-cell office:value-type="float" office:value="0.5398323">
            <text:p>0.5398323</text:p>
          </table:table-cell>
          <table:table-cell office:value-type="float" office:value="84.037">
            <text:p>84.0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VTestCase.verbose(int, String)</text:p>
          </table:table-cell>
          <table:table-cell office:value-type="float" office:value="0.45964468">
            <text:p>0.45964468</text:p>
          </table:table-cell>
          <table:table-cell office:value-type="float" office:value="71.554">
            <text:p>71.554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nl.uva.vlet.vfs.test.testBlobStore.main(String[])</text:p>
          </table:table-cell>
          <table:table-cell office:value-type="float" office:value="0.38185313">
            <text:p>0.38185313</text:p>
          </table:table-cell>
          <table:table-cell office:value-type="float" office:value="59.444">
            <text:p>59.4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Bytes()</text:p>
          </table:table-cell>
          <table:table-cell office:value-type="float" office:value="0.3165429">
            <text:p>0.3165429</text:p>
          </table:table-cell>
          <table:table-cell office:value-type="float" office:value="49.277">
            <text:p>49.2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GetSimpleContentsNewFile()</text:p>
          </table:table-cell>
          <table:table-cell office:value-type="float" office:value="0.27624676">
            <text:p>0.27624676</text:p>
          </table:table-cell>
          <table:table-cell office:value-type="float" office:value="43.004">
            <text:p>43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GetSimpleContentsExistingFile()</text:p>
          </table:table-cell>
          <table:table-cell office:value-type="float" office:value="0.23821175">
            <text:p>0.23821175</text:p>
          </table:table-cell>
          <table:table-cell office:value-type="float" office:value="37.083">
            <text:p>37.0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ransfer(nl.uva.vlet.vrl.VRL, nl.uva.vlet.vrl.VRL, String, String, boolean)</text:p>
          </table:table-cell>
          <table:table-cell office:value-type="float" office:value="0.22356561">
            <text:p>0.22356561</text:p>
          </table:table-cell>
          <table:table-cell office:value-type="float" office:value="34.803">
            <text:p>34.8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cloud.CloudFileSystem.getContainerAndPath(nl.uva.vlet.vrl.VRL)</text:p>
          </table:table-cell>
          <table:table-cell office:value-type="float" office:value="0.21715471">
            <text:p>0.21715471</text:p>
          </table:table-cell>
          <table:table-cell office:value-type="float" office:value="33.805">
            <text:p>33.805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nl.uva.vlet.vfs.test.testVFS.&lt;init&gt;()</text:p>
          </table:table-cell>
          <table:table-cell office:value-type="float" office:value="0.19001439">
            <text:p>0.19001439</text:p>
          </table:table-cell>
          <table:table-cell office:value-type="float" office:value="29.58">
            <text:p>29.5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OutputStream.&lt;init&gt;(String, String, String, java.util.Properties)</text:p>
          </table:table-cell>
          <table:table-cell office:value-type="float" office:value="0.18152863">
            <text:p>0.18152863</text:p>
          </table:table-cell>
          <table:table-cell office:value-type="float" office:value="28.259">
            <text:p>28.25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Exists()</text:p>
          </table:table-cell>
          <table:table-cell office:value-type="float" office:value="0.16083132">
            <text:p>0.16083132</text:p>
          </table:table-cell>
          <table:table-cell office:value-type="float" office:value="25.037">
            <text:p>25.0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TildeExpansion()</text:p>
          </table:table-cell>
          <table:table-cell office:value-type="float" office:value="0.15740104">
            <text:p>0.15740104</text:p>
          </table:table-cell>
          <table:table-cell office:value-type="float" office:value="24.503">
            <text:p>24.5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DirToRemote()</text:p>
          </table:table-cell>
          <table:table-cell office:value-type="float" office:value="0.10822726">
            <text:p>0.10822726</text:p>
          </table:table-cell>
          <table:table-cell office:value-type="float" office:value="16.848">
            <text:p>16.8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ResourceType(org.jclouds.blobstore.domain.StorageType, nl.uva.vlet.vrl.VRL)</text:p>
          </table:table-cell>
          <table:table-cell office:value-type="float" office:value="0.1010134">
            <text:p>0.1010134</text:p>
          </table:table-cell>
          <table:table-cell office:value-type="float" office:value="15.725">
            <text:p>15.72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nl.uva.vlet.vfs.cloud.CloudFileSystem.&lt;init&gt;(nl.uva.vlet.vrs.VRSContext, nl.uva.vlet.vrs.ServerInfo)</text:p>
          </table:table-cell>
          <table:table-cell office:value-type="float" office:value="0.09699856">
            <text:p>0.09699856</text:p>
          </table:table-cell>
          <table:table-cell office:value-type="float" office:value="15.1">
            <text:p>15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PrintInfo()</text:p>
          </table:table-cell>
          <table:table-cell office:value-type="float" office:value="0.09458323">
            <text:p>0.09458323</text:p>
          </table:table-cell>
          <table:table-cell office:value-type="float" office:value="14.724">
            <text:p>14.7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init&gt;()</text:p>
          </table:table-cell>
          <table:table-cell office:value-type="float" office:value="0.09329206">
            <text:p>0.09329206</text:p>
          </table:table-cell>
          <table:table-cell office:value-type="float" office:value="14.523">
            <text:p>14.5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System.getPath(nl.uva.vlet.vrl.VRL)</text:p>
          </table:table-cell>
          <table:table-cell office:value-type="float" office:value="0.058507472">
            <text:p>0.058507472</text:p>
          </table:table-cell>
          <table:table-cell office:value-type="float" office:value="9.108">
            <text:p>9.10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nl.uva.vlet.vfs.test.testVFS.testCreateAndDeleteRecursiveDir()</text:p>
          </table:table-cell>
          <table:table-cell office:value-type="float" office:value="0.05606645">
            <text:p>0.05606645</text:p>
          </table:table-cell>
          <table:table-cell office:value-type="float" office:value="8.728">
            <text:p>8.7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&lt;clinit&gt;</text:p>
          </table:table-cell>
          <table:table-cell office:value-type="float" office:value="0.053329933">
            <text:p>0.053329933</text:p>
          </table:table-cell>
          <table:table-cell office:value-type="float" office:value="8.302">
            <text:p>8.3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getServerInfo()</text:p>
          </table:table-cell>
          <table:table-cell office:value-type="float" office:value="0.05177539">
            <text:p>0.05177539</text:p>
          </table:table-cell>
          <table:table-cell office:value-type="float" office:value="8.06">
            <text:p>8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Dir()</text:p>
          </table:table-cell>
          <table:table-cell office:value-type="float" office:value="0.04936006">
            <text:p>0.04936006</text:p>
          </table:table-cell>
          <table:table-cell office:value-type="float" office:value="7.684">
            <text:p>7.6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EmptyDir()</text:p>
          </table:table-cell>
          <table:table-cell office:value-type="float" office:value="0.048409346">
            <text:p>0.048409346</text:p>
          </table:table-cell>
          <table:table-cell office:value-type="float" office:value="7.536">
            <text:p>7.5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SchemeNames()</text:p>
          </table:table-cell>
          <table:table-cell office:value-type="float" office:value="0.03704574">
            <text:p>0.03704574</text:p>
          </table:table-cell>
          <table:table-cell office:value-type="float" office:value="5.767">
            <text:p>5.7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reateDirPermissionDenied()</text:p>
          </table:table-cell>
          <table:table-cell office:value-type="float" office:value="0.036178533">
            <text:p>0.036178533</text:p>
          </table:table-cell>
          <table:table-cell office:value-type="float" office:value="5.632">
            <text:p>5.6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Filtered()</text:p>
          </table:table-cell>
          <table:table-cell office:value-type="float" office:value="0.03179754">
            <text:p>0.03179754</text:p>
          </table:table-cell>
          <table:table-cell office:value-type="float" office:value="4.95">
            <text:p>4.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debug(String)</text:p>
          </table:table-cell>
          <table:table-cell office:value-type="float" office:value="0.025200354">
            <text:p>0.025200354</text:p>
          </table:table-cell>
          <table:table-cell office:value-type="float" office:value="3.923">
            <text:p>3.9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cloud.CloudOutputStream.close()</text:p>
          </table:table-cell>
          <table:table-cell office:value-type="float" office:value="0.021134123">
            <text:p>0.021134123</text:p>
          </table:table-cell>
          <table:table-cell office:value-type="float" office:value="3.29">
            <text:p>3.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Dir.exists()</text:p>
          </table:table-cell>
          <table:table-cell office:value-type="float" office:value="0.018224167">
            <text:p>0.018224167</text:p>
          </table:table-cell>
          <table:table-cell office:value-type="float" office:value="2.837">
            <text:p>2.83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nl.uva.vlet.vfs.test.testVFS.testListDirIterator()</text:p>
          </table:table-cell>
          <table:table-cell office:value-type="float" office:value="0.01781947">
            <text:p>0.01781947</text:p>
          </table:table-cell>
          <table:table-cell office:value-type="float" office:value="2.774">
            <text:p>2.7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Checksum()</text:p>
          </table:table-cell>
          <table:table-cell office:value-type="float" office:value="0.01745974">
            <text:p>0.01745974</text:p>
          </table:table-cell>
          <table:table-cell office:value-type="float" office:value="2.718">
            <text:p>2.7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lias()</text:p>
          </table:table-cell>
          <table:table-cell office:value-type="float" office:value="0.01710001">
            <text:p>0.01710001</text:p>
          </table:table-cell>
          <table:table-cell office:value-type="float" office:value="2.662">
            <text:p>2.6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MoveToLocal(boolean)</text:p>
          </table:table-cell>
          <table:table-cell office:value-type="float" office:value="0.016489755">
            <text:p>0.016489755</text:p>
          </table:table-cell>
          <table:table-cell office:value-type="float" office:value="2.567">
            <text:p>2.5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newDir(nl.uva.vlet.vrl.VRL)</text:p>
          </table:table-cell>
          <table:table-cell office:value-type="float" office:value="0.015751025">
            <text:p>0.015751025</text:p>
          </table:table-cell>
          <table:table-cell office:value-type="float" office:value="2.452">
            <text:p>2.45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nl.uva.vlet.vfs.test.TestSettings.&lt;init&gt;()</text:p>
          </table:table-cell>
          <table:table-cell office:value-type="float" office:value="0.0157446">
            <text:p>0.0157446</text:p>
          </table:table-cell>
          <table:table-cell office:value-type="float" office:value="2.451">
            <text:p>2.4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MoveToRemote(boolean)</text:p>
          </table:table-cell>
          <table:table-cell office:value-type="float" office:value="0.01569321">
            <text:p>0.01569321</text:p>
          </table:table-cell>
          <table:table-cell office:value-type="float" office:value="2.443">
            <text:p>2.4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newFile(nl.uva.vlet.vrl.VRL)</text:p>
          </table:table-cell>
          <table:table-cell office:value-type="float" office:value="0.014453427">
            <text:p>0.014453427</text:p>
          </table:table-cell>
          <table:table-cell office:value-type="float" office:value="2.25">
            <text:p>2.2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nl.uva.vlet.vfs.test.testVFS.testVRandomReader()</text:p>
          </table:table-cell>
          <table:table-cell office:value-type="float" office:value="0.011633403">
            <text:p>0.011633403</text:p>
          </table:table-cell>
          <table:table-cell office:value-type="float" office:value="1.811">
            <text:p>1.8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emovePrefix(String)</text:p>
          </table:table-cell>
          <table:table-cell office:value-type="float" office:value="0.010779045">
            <text:p>0.010779045</text:p>
          </table:table-cell>
          <table:table-cell office:value-type="float" office:value="1.678">
            <text:p>1.678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nl.uva.vlet.vfs.test.TestSettings.&lt;clinit&gt;</text:p>
          </table:table-cell>
          <table:table-cell office:value-type="float" office:value="0.0103936205">
            <text:p>0.0103936205</text:p>
          </table:table-cell>
          <table:table-cell office:value-type="float" office:value="1.618">
            <text:p>1.6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andomReadable()</text:p>
          </table:table-cell>
          <table:table-cell office:value-type="float" office:value="0.009173108">
            <text:p>0.009173108</text:p>
          </table:table-cell>
          <table:table-cell office:value-type="float" office:value="1.428">
            <text:p>1.4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init&gt;(nl.uva.vlet.vfs.cloud.CloudFileSystem, nl.uva.vlet.vrl.VRL)</text:p>
          </table:table-cell>
          <table:table-cell office:value-type="float" office:value="0.0062631518">
            <text:p>0.0062631518</text:p>
          </table:table-cell>
          <table:table-cell office:value-type="float" office:value="0.975">
            <text:p>0.975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nl.uva.vlet.vfs.test.testVFS.testCreateAndDeleteFullpathFile()</text:p>
          </table:table-cell>
          <table:table-cell office:value-type="float" office:value="0.005974083">
            <text:p>0.005974083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_testStreamWrite(int)</text:p>
          </table:table-cell>
          <table:table-cell office:value-type="float" office:value="0.0052353526">
            <text:p>0.0052353526</text:p>
          </table:table-cell>
          <table:table-cell office:value-type="float" office:value="0.815">
            <text:p>0.8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reateAndDeleteFile()</text:p>
          </table:table-cell>
          <table:table-cell office:value-type="float" office:value="0.0046829106">
            <text:p>0.0046829106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block(com.google.common.util.concurrent.ListenableFuture)</text:p>
          </table:table-cell>
          <table:table-cell office:value-type="float" office:value="0.004271791">
            <text:p>0.004271791</text:p>
          </table:table-cell>
          <table:table-cell office:value-type="float" office:value="0.665">
            <text:p>0.665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nl.uva.vlet.vfs.cloud.CloudFileSystem.getAsyncBlobStore()</text:p>
          </table:table-cell>
          <table:table-cell office:value-type="float" office:value="0.004220401">
            <text:p>0.004220401</text:p>
          </table:table-cell>
          <table:table-cell office:value-type="float" office:value="0.657">
            <text:p>0.657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nl.uva.vlet.vfs.test.testVFS.testVCommentable()</text:p>
          </table:table-cell>
          <table:table-cell office:value-type="float" office:value="0.0039762985">
            <text:p>0.0039762985</text:p>
          </table:table-cell>
          <table:table-cell office:value-type="float" office:value="0.619">
            <text:p>0.6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ZZRemoveTestDir()</text:p>
          </table:table-cell>
          <table:table-cell office:value-type="float" office:value="0.0033467715">
            <text:p>0.0033467715</text:p>
          </table:table-cell>
          <table:table-cell office:value-type="float" office:value="0.521">
            <text:p>0.5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File()</text:p>
          </table:table-cell>
          <table:table-cell office:value-type="float" office:value="0.003308229">
            <text:p>0.003308229</text:p>
          </table:table-cell>
          <table:table-cell office:value-type="float" office:value="0.515">
            <text:p>0.5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CLs()</text:p>
          </table:table-cell>
          <table:table-cell office:value-type="float" office:value="0.003128364">
            <text:p>0.003128364</text:p>
          </table:table-cell>
          <table:table-cell office:value-type="float" office:value="0.487">
            <text:p>0.4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init&gt;(nl.uva.vlet.vfs.VFileSystem, nl.uva.vlet.vrl.VRL)</text:p>
          </table:table-cell>
          <table:table-cell office:value-type="float" office:value="0.0030705503">
            <text:p>0.0030705503</text:p>
          </table:table-cell>
          <table:table-cell office:value-type="float" office:value="0.478">
            <text:p>0.47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nl.uva.vlet.vfs.test.testVFS.testZCreateDirectoryWhileFileWithSameNameExists()</text:p>
          </table:table-cell>
          <table:table-cell office:value-type="float" office:value="0.0029420755">
            <text:p>0.0029420755</text:p>
          </table:table-cell>
          <table:table-cell office:value-type="float" office:value="0.458">
            <text:p>0.4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File()</text:p>
          </table:table-cell>
          <table:table-cell office:value-type="float" office:value="0.0029099567">
            <text:p>0.0029099567</text:p>
          </table:table-cell>
          <table:table-cell office:value-type="float" office:value="0.453">
            <text:p>0.4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Dir()</text:p>
          </table:table-cell>
          <table:table-cell office:value-type="float" office:value="0.002653007">
            <text:p>0.002653007</text:p>
          </table:table-cell>
          <table:table-cell office:value-type="float" office:value="0.413">
            <text:p>0.4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OutputStream(nl.uva.vlet.vrl.VRL)</text:p>
          </table:table-cell>
          <table:table-cell office:value-type="float" office:value="0.0026401593">
            <text:p>0.0026401593</text:p>
          </table:table-cell>
          <table:table-cell office:value-type="float" office:value="0.411">
            <text:p>0.4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reateAndDeleteFileWithSpace()</text:p>
          </table:table-cell>
          <table:table-cell office:value-type="float" office:value="0.0024153283">
            <text:p>0.0024153283</text:p>
          </table:table-cell>
          <table:table-cell office:value-type="float" office:value="0.376">
            <text:p>0.3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ootExists()</text:p>
          </table:table-cell>
          <table:table-cell office:value-type="float" office:value="0.002274006">
            <text:p>0.002274006</text:p>
          </table:table-cell>
          <table:table-cell office:value-type="float" office:value="0.354">
            <text:p>0.3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eleteFileWithSpaceAndListParentDir()</text:p>
          </table:table-cell>
          <table:table-cell office:value-type="float" office:value="0.002222616">
            <text:p>0.002222616</text:p>
          </table:table-cell>
          <table:table-cell office:value-type="float" office:value="0.346">
            <text:p>0.3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Dir()</text:p>
          </table:table-cell>
          <table:table-cell office:value-type="float" office:value="0.0021134124">
            <text:p>0.0021134124</text:p>
          </table:table-cell>
          <table:table-cell office:value-type="float" office:value="0.329">
            <text:p>0.3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WriteTruncates()</text:p>
          </table:table-cell>
          <table:table-cell office:value-type="float" office:value="0.0019528186">
            <text:p>0.0019528186</text:p>
          </table:table-cell>
          <table:table-cell office:value-type="float" office:value="0.304">
            <text:p>0.3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CloudProperties()</text:p>
          </table:table-cell>
          <table:table-cell office:value-type="float" office:value="0.0019014287">
            <text:p>0.0019014287</text:p>
          </table:table-cell>
          <table:table-cell office:value-type="float" office:value="0.296">
            <text:p>0.2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FileWhileDirectoryWithSameNameExists()</text:p>
          </table:table-cell>
          <table:table-cell office:value-type="float" office:value="0.00181792">
            <text:p>0.00181792</text:p>
          </table:table-cell>
          <table:table-cell office:value-type="float" office:value="0.283">
            <text:p>0.2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CreateFileDoNotIgnoreExisting()</text:p>
          </table:table-cell>
          <table:table-cell office:value-type="float" office:value="0.0018050724">
            <text:p>0.0018050724</text:p>
          </table:table-cell>
          <table:table-cell office:value-type="float" office:value="0.281">
            <text:p>0.2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SubDir()</text:p>
          </table:table-cell>
          <table:table-cell office:value-type="float" office:value="0.0017279875">
            <text:p>0.0017279875</text:p>
          </table:table-cell>
          <table:table-cell office:value-type="float" office:value="0.269">
            <text:p>0.2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CreateDirNotIgnoreExsting()</text:p>
          </table:table-cell>
          <table:table-cell office:value-type="float" office:value="0.0016830213">
            <text:p>0.0016830213</text:p>
          </table:table-cell>
          <table:table-cell office:value-type="float" office:value="0.262">
            <text:p>0.2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Length()</text:p>
          </table:table-cell>
          <table:table-cell office:value-type="float" office:value="0.0016701738">
            <text:p>0.0016701738</text:p>
          </table:table-cell>
          <table:table-cell office:value-type="float" office:value="0.26">
            <text:p>0.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test.testVFS.testVReplicatable()</text:p>
          </table:table-cell>
          <table:table-cell office:value-type="float" office:value="0.0014967327">
            <text:p>0.0014967327</text:p>
          </table:table-cell>
          <table:table-cell office:value-type="float" office:value="0.233">
            <text:p>0.2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Name()</text:p>
          </table:table-cell>
          <table:table-cell office:value-type="float" office:value="0.0014710377">
            <text:p>0.0014710377</text:p>
          </table:table-cell>
          <table:table-cell office:value-type="float" office:value="0.229">
            <text:p>0.229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nl.uva.vlet.vfs.test.testVFS.testCreateAndDeleteDirWithSpace()</text:p>
          </table:table-cell>
          <table:table-cell office:value-type="float" office:value="0.0013425628">
            <text:p>0.0013425628</text:p>
          </table:table-cell>
          <table:table-cell office:value-type="float" office:value="0.209">
            <text:p>0.2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TestLocation(String)</text:p>
          </table:table-cell>
          <table:table-cell office:value-type="float" office:value="0.0012847491">
            <text:p>0.0012847491</text:p>
          </table:table-cell>
          <table:table-cell office:value-type="float" office:value="0.2">
            <text:p>0.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CreateAndIgnoreExistingFile()</text:p>
          </table:table-cell>
          <table:table-cell office:value-type="float" office:value="0.0012654779">
            <text:p>0.0012654779</text:p>
          </table:table-cell>
          <table:table-cell office:value-type="float" office:value="0.197">
            <text:p>0.1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ReadWriteSingleBytes()</text:p>
          </table:table-cell>
          <table:table-cell office:value-type="float" office:value="0.0012397829">
            <text:p>0.0012397829</text:p>
          </table:table-cell>
          <table:table-cell office:value-type="float" office:value="0.193">
            <text:p>0.1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nextFilename(String)</text:p>
          </table:table-cell>
          <table:table-cell office:value-type="float" office:value="0.0012333591">
            <text:p>0.0012333591</text:p>
          </table:table-cell>
          <table:table-cell office:value-type="float" office:value="0.192">
            <text:p>0.19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office:value-type="float" office:value="0.0011562742">
            <text:p>0.0011562742</text:p>
          </table:table-cell>
          <table:table-cell office:value-type="float" office:value="0.18">
            <text:p>0.1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cloud.CloudFileSystem.mv(nl.uva.vlet.vrl.VRL, String, boolean)</text:p>
          </table:table-cell>
          <table:table-cell office:value-type="float" office:value="0.001111308">
            <text:p>0.001111308</text:p>
          </table:table-cell>
          <table:table-cell office:value-type="float" office:value="0.173">
            <text:p>0.1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create(boolean)</text:p>
          </table:table-cell>
          <table:table-cell office:value-type="float" office:value="0.0010727654">
            <text:p>0.0010727654</text:p>
          </table:table-cell>
          <table:table-cell office:value-type="float" office:value="0.167">
            <text:p>0.16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nl.uva.vlet.vfs.test.TestSettings.getLocation(String)</text:p>
          </table:table-cell>
          <table:table-cell office:value-type="float" office:value="0.0010663418">
            <text:p>0.0010663418</text:p>
          </table:table-cell>
          <table:table-cell office:value-type="float" office:value="0.166">
            <text:p>0.16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BlobStore.getRemoteLocation()</text:p>
          </table:table-cell>
          <table:table-cell office:value-type="float" office:value="0.0010470705">
            <text:p>0.0010470705</text:p>
          </table:table-cell>
          <table:table-cell office:value-type="float" office:value="0.163">
            <text:p>0.16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nl.uva.vlet.vfs.test.testVFS.testFileAttributes()</text:p>
          </table:table-cell>
          <table:table-cell table:style-name="ce1" office:value-type="string">
            <text:p>9.956806E-4</text:p>
          </table:table-cell>
          <table:table-cell office:value-type="float" office:value="0.155">
            <text:p>0.1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write(int)</text:p>
          </table:table-cell>
          <table:table-cell table:style-name="ce1" office:value-type="string">
            <text:p>9.442906E-4</text:p>
          </table:table-cell>
          <table:table-cell office:value-type="float" office:value="0.147">
            <text:p>0.14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l.uva.vlet.vfs.test.testVFS.testSetLength()</text:p>
          </table:table-cell>
          <table:table-cell table:style-name="ce1" office:value-type="string">
            <text:p>8.7362935E-4</text:p>
          </table:table-cell>
          <table:table-cell office:value-type="float" office:value="0.136">
            <text:p>0.1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RenameDir()</text:p>
          </table:table-cell>
          <table:table-cell table:style-name="ce1" office:value-type="string">
            <text:p>8.479344E-4</text:p>
          </table:table-cell>
          <table:table-cell office:value-type="float" office:value="0.132">
            <text:p>0.1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Dir()</text:p>
          </table:table-cell>
          <table:table-cell table:style-name="ce1" office:value-type="string">
            <text:p>8.479344E-4</text:p>
          </table:table-cell>
          <table:table-cell office:value-type="float" office:value="0.132">
            <text:p>0.1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Bytes(nl.uva.vlet.vfs.VFile, long, byte[])</text:p>
          </table:table-cell>
          <table:table-cell table:style-name="ce1" office:value-type="string">
            <text:p>8.286632E-4</text:p>
          </table:table-cell>
          <table:table-cell office:value-type="float" office:value="0.129">
            <text:p>0.1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cloud.CloudFile.exists()</text:p>
          </table:table-cell>
          <table:table-cell table:style-name="ce1" office:value-type="string">
            <text:p>8.286632E-4</text:p>
          </table:table-cell>
          <table:table-cell office:value-type="float" office:value="0.129">
            <text:p>0.1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cloud.CloudFile.delete()</text:p>
          </table:table-cell>
          <table:table-cell table:style-name="ce1" office:value-type="string">
            <text:p>8.0296816E-4</text:p>
          </table:table-cell>
          <table:table-cell office:value-type="float" office:value="0.125">
            <text:p>0.1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7.901207E-4</text:p>
          </table:table-cell>
          <table:table-cell office:value-type="float" office:value="0.123">
            <text:p>0.12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nl.uva.vlet.vfs.cloud.CloudDir.create(boolean)</text:p>
          </table:table-cell>
          <table:table-cell table:style-name="ce1" office:value-type="string">
            <text:p>7.001883E-4</text:p>
          </table:table-cell>
          <table:table-cell office:value-type="float" office:value="0.109">
            <text:p>0.10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test.testBlobStore.&lt;init&gt;()</text:p>
          </table:table-cell>
          <table:table-cell table:style-name="ce1" office:value-type="string">
            <text:p>6.8734074E-4</text:p>
          </table:table-cell>
          <table:table-cell office:value-type="float" office:value="0.107">
            <text:p>0.10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.getChecksum(String)</text:p>
          </table:table-cell>
          <table:table-cell table:style-name="ce1" office:value-type="string">
            <text:p>6.80917E-4</text:p>
          </table:table-cell>
          <table:table-cell office:value-type="float" office:value="0.106">
            <text:p>0.1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test.testVFS.testRename(nl.uva.vlet.vfs.VDir, String, String)</text:p>
          </table:table-cell>
          <table:table-cell table:style-name="ce1" office:value-type="string">
            <text:p>6.7449326E-4</text:p>
          </table:table-cell>
          <table:table-cell office:value-type="float" office:value="0.105">
            <text:p>0.1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RenameFile()</text:p>
          </table:table-cell>
          <table:table-cell table:style-name="ce1" office:value-type="string">
            <text:p>6.359508E-4</text:p>
          </table:table-cell>
          <table:table-cell office:value-type="float" office:value="0.099">
            <text:p>0.0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RandomBytes()</text:p>
          </table:table-cell>
          <table:table-cell table:style-name="ce1" office:value-type="string">
            <text:p>6.29527E-4</text:p>
          </table:table-cell>
          <table:table-cell office:value-type="float" office:value="0.098">
            <text:p>0.0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OutputStream()</text:p>
          </table:table-cell>
          <table:table-cell table:style-name="ce1" office:value-type="string">
            <text:p>6.231033E-4</text:p>
          </table:table-cell>
          <table:table-cell office:value-type="float" office:value="0.097">
            <text:p>0.0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VUnixAttributes()</text:p>
          </table:table-cell>
          <table:table-cell table:style-name="ce1" office:value-type="string">
            <text:p>6.231033E-4</text:p>
          </table:table-cell>
          <table:table-cell office:value-type="float" office:value="0.097">
            <text:p>0.0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message(String)</text:p>
          </table:table-cell>
          <table:table-cell table:style-name="ce1" office:value-type="string">
            <text:p>5.5886584E-4</text:p>
          </table:table-cell>
          <table:table-cell office:value-type="float" office:value="0.087">
            <text:p>0.08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nl.uva.vlet.vfs.cloud.CloudOutputStream.&lt;clinit&gt;</text:p>
          </table:table-cell>
          <table:table-cell table:style-name="ce1" office:value-type="string">
            <text:p>4.946284E-4</text:p>
          </table:table-cell>
          <table:table-cell office:value-type="float" office:value="0.077">
            <text:p>0.0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$1.&lt;clinit&gt;</text:p>
          </table:table-cell>
          <table:table-cell table:style-name="ce1" office:value-type="string">
            <text:p>4.5608592E-4</text:p>
          </table:table-cell>
          <table:table-cell office:value-type="float" office:value="0.071">
            <text:p>0.0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delete(boolean)</text:p>
          </table:table-cell>
          <table:table-cell table:style-name="ce1" office:value-type="string">
            <text:p>3.982722E-4</text:p>
          </table:table-cell>
          <table:table-cell office:value-type="float" office:value="0.062">
            <text:p>0.06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nl.uva.vlet.vfs.cloud.CloudDir.list()</text:p>
          </table:table-cell>
          <table:table-cell table:style-name="ce1" office:value-type="string">
            <text:p>3.3403476E-4</text:p>
          </table:table-cell>
          <table:table-cell office:value-type="float" office:value="0.052">
            <text:p>0.05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cloud.CloudDir.&lt;clinit&gt;</text:p>
          </table:table-cell>
          <table:table-cell table:style-name="ce1" office:value-type="string">
            <text:p>3.2761102E-4</text:p>
          </table:table-cell>
          <table:table-cell office:value-type="float" office:value="0.051">
            <text:p>0.0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InputStream()</text:p>
          </table:table-cell>
          <table:table-cell table:style-name="ce1" office:value-type="string">
            <text:p>3.0833978E-4</text:p>
          </table:table-cell>
          <table:table-cell office:value-type="float" office:value="0.048">
            <text:p>0.04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Constants.&lt;clinit&gt;</text:p>
          </table:table-cell>
          <table:table-cell table:style-name="ce1" office:value-type="string">
            <text:p>3.0191604E-4</text:p>
          </table:table-cell>
          <table:table-cell office:value-type="float" office:value="0.047">
            <text:p>0.0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flush()</text:p>
          </table:table-cell>
          <table:table-cell table:style-name="ce1" office:value-type="string">
            <text:p>2.697973E-4</text:p>
          </table:table-cell>
          <table:table-cell office:value-type="float" office:value="0.042">
            <text:p>0.04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nl.uva.vlet.vfs.test.testVFS.testRenameWithSpaces()</text:p>
          </table:table-cell>
          <table:table-cell table:style-name="ce1" office:value-type="string">
            <text:p>2.1840734E-4</text:p>
          </table:table-cell>
          <table:table-cell office:value-type="float" office:value="0.034">
            <text:p>0.0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Default()</text:p>
          </table:table-cell>
          <table:table-cell table:style-name="ce1" office:value-type="string">
            <text:p>2.1840734E-4</text:p>
          </table:table-cell>
          <table:table-cell office:value-type="float" office:value="0.034">
            <text:p>0.03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createFile(nl.uva.vlet.vfs.VFileSystem, nl.uva.vlet.vrl.VRL, boolean)</text:p>
          </table:table-cell>
          <table:table-cell table:style-name="ce1" office:value-type="string">
            <text:p>1.4774615E-4</text:p>
          </table:table-cell>
          <table:table-cell office:value-type="float" office:value="0.023">
            <text:p>0.0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Dir(nl.uva.vlet.vfs.VFileSystem, nl.uva.vlet.vrl.VRL, boolean)</text:p>
          </table:table-cell>
          <table:table-cell table:style-name="ce1" office:value-type="string">
            <text:p>1.413224E-4</text:p>
          </table:table-cell>
          <table:table-cell office:value-type="float" office:value="0.022">
            <text:p>0.0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X3rdPartySameServer()</text:p>
          </table:table-cell>
          <table:table-cell table:style-name="ce1" office:value-type="string">
            <text:p>1.3489866E-4</text:p>
          </table:table-cell>
          <table:table-cell office:value-type="float" office:value="0.021">
            <text:p>0.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RegressionStreamWrite32KBug()</text:p>
          </table:table-cell>
          <table:table-cell table:style-name="ce1" office:value-type="string">
            <text:p>1.0277993E-4</text:p>
          </table:table-cell>
          <table:table-cell office:value-type="float" office:value="0.016">
            <text:p>0.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()</text:p>
          </table:table-cell>
          <table:table-cell table:style-name="ce1" office:value-type="string">
            <text:p>9.635618E-5</text:p>
          </table:table-cell>
          <table:table-cell office:value-type="float" office:value="0.015">
            <text:p>0.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Local()</text:p>
          </table:table-cell>
          <table:table-cell table:style-name="ce1" office:value-type="string">
            <text:p>8.993244E-5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Remote()</text:p>
          </table:table-cell>
          <table:table-cell table:style-name="ce1" office:value-type="string">
            <text:p>8.350869E-5</text:p>
          </table:table-cell>
          <table:table-cell office:value-type="float" office:value="0.013">
            <text:p>0.0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ChecksumTypes()</text:p>
          </table:table-cell>
          <table:table-cell table:style-name="ce1" office:value-type="string">
            <text:p>8.350869E-5</text:p>
          </table:table-cell>
          <table:table-cell office:value-type="float" office:value="0.013">
            <text:p>0.0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clinit&gt;</text:p>
          </table:table-cell>
          <table:table-cell table:style-name="ce1" office:value-type="string">
            <text:p>7.06612E-5</text:p>
          </table:table-cell>
          <table:table-cell office:value-type="float" office:value="0.011">
            <text:p>0.0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rename(String, boolean)</text:p>
          </table:table-cell>
          <table:table-cell table:style-name="ce1" office:value-type="string">
            <text:p>5.7813708E-5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&lt;init&gt;()</text:p>
          </table:table-cell>
          <table:table-cell table:style-name="ce1" office:value-type="string">
            <text:p>5.7813708E-5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clinit&gt;</text:p>
          </table:table-cell>
          <table:table-cell table:style-name="ce1" office:value-type="string">
            <text:p>5.7813708E-5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Reverse()</text:p>
          </table:table-cell>
          <table:table-cell table:style-name="ce1" office:value-type="string">
            <text:p>3.211873E-5</text:p>
          </table:table-cell>
          <table:table-cell office:value-type="float" office:value="0.005">
            <text:p>0.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Reverse()</text:p>
          </table:table-cell>
          <table:table-cell table:style-name="ce1" office:value-type="string">
            <text:p>2.5694982E-5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Remote()</text:p>
          </table:table-cell>
          <table:table-cell table:style-name="ce1" office:value-type="string">
            <text:p>1.2847491E-5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Local()</text:p>
          </table:table-cell>
          <table:table-cell table:style-name="ce1" office:value-type="string">
            <text:p>6.4237456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Readable()</text:p>
          </table:table-cell>
          <table:table-cell table:style-name="ce1" office:value-type="string">
            <text:p>6.4237456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debug(String)</text:p>
          </table:table-cell>
          <table:table-cell table:style-name="ce1" office:value-type="string">
            <text:p>6.4237456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Writable()</text:p>
          </table:table-cell>
          <table:table-cell table:style-name="ce1" office:value-type="string">
            <text:p>6.4237456E-6</text:p>
          </table:table-cell>
          <table:table-cell office:value-type="float" office:value="0.001">
            <text:p>0.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getDefaultHom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SUM([.B2:.B148])" office:value-type="float" office:value="99.9818792704">
            <text:p>99.9818792704</text:p>
          </table:table-cell>
          <table:table-cell table:formula="of:=SUM([.C2:.C148])" office:value-type="float" office:value="15567.242">
            <text:p>15567.242</text:p>
          </table:table-cell>
          <table:table-cell table:formula="of:=SUM([.D2:.D148])" office:value-type="float" office:value="5693">
            <text:p>5693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>
            <text:p>Hot Spots - Method</text:p>
          </table:table-cell>
          <table:table-cell office:value-type="string">
            <text:p>Self time [%]</text:p>
          </table:table-cell>
          <table:table-cell office:value-type="string">
            <text:p>Self time</text:p>
          </table:table-cell>
          <table:table-cell office:value-type="string">
            <text:p>Invocations</text:p>
          </table:table-cell>
        </table:table-row>
        <table:table-row table:style-name="ro1">
          <table:table-cell office:value-type="string">
            <text:p>nl.uva.vlet.vfs.cloud.CloudOutputStream.getBlobStoreContext()</text:p>
          </table:table-cell>
          <table:table-cell office:value-type="float" office:value="26.087234">
            <text:p>26.087234</text:p>
          </table:table-cell>
          <table:table-cell office:value-type="float" office:value="3697.485">
            <text:p>3697.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setUp()</text:p>
          </table:table-cell>
          <table:table-cell office:value-type="float" office:value="23.774757">
            <text:p>23.774757</text:p>
          </table:table-cell>
          <table:table-cell office:value-type="float" office:value="3369.725">
            <text:p>3369.7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System.getBlobStoreContext()</text:p>
          </table:table-cell>
          <table:table-cell office:value-type="float" office:value="12.903064">
            <text:p>12.903064</text:p>
          </table:table-cell>
          <table:table-cell office:value-type="float" office:value="1828.821">
            <text:p>1828.821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nl.uva.vlet.vfs.cloud.CloudFSFactory.updateServerInfo(nl.uva.vlet.vrs.VRSContext, nl.uva.vlet.vrs.ServerInfo, nl.uva.vlet.vrl.VRL)</text:p>
          </table:table-cell>
          <table:table-cell office:value-type="float" office:value="9.675105">
            <text:p>9.675105</text:p>
          </table:table-cell>
          <table:table-cell office:value-type="float" office:value="1371.305">
            <text:p>1371.30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nl.uva.vlet.vfs.test.testBlobStore.suite()</text:p>
          </table:table-cell>
          <table:table-cell office:value-type="float" office:value="3.6965427">
            <text:p>3.6965427</text:p>
          </table:table-cell>
          <table:table-cell office:value-type="float" office:value="523.931">
            <text:p>523.9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queryPath(nl.uva.vlet.vrl.VRL)</text:p>
          </table:table-cell>
          <table:table-cell office:value-type="float" office:value="3.6313791">
            <text:p>3.6313791</text:p>
          </table:table-cell>
          <table:table-cell office:value-type="float" office:value="514.695">
            <text:p>514.69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nl.uva.vlet.vfs.cloud.CloudOutputStream.writeData()</text:p>
          </table:table-cell>
          <table:table-cell office:value-type="float" office:value="3.018914">
            <text:p>3.018914</text:p>
          </table:table-cell>
          <table:table-cell office:value-type="float" office:value="427.887">
            <text:p>427.88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StreamWrite()</text:p>
          </table:table-cell>
          <table:table-cell office:value-type="float" office:value="2.087707">
            <text:p>2.087707</text:p>
          </table:table-cell>
          <table:table-cell office:value-type="float" office:value="295.902">
            <text:p>295.9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10MBForthAndBack()</text:p>
          </table:table-cell>
          <table:table-cell office:value-type="float" office:value="1.9130223">
            <text:p>1.9130223</text:p>
          </table:table-cell>
          <table:table-cell office:value-type="float" office:value="271.143">
            <text:p>271.1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ls(nl.uva.vlet.vrl.VRL)</text:p>
          </table:table-cell>
          <table:table-cell office:value-type="float" office:value="1.7887132">
            <text:p>1.7887132</text:p>
          </table:table-cell>
          <table:table-cell office:value-type="float" office:value="253.524">
            <text:p>253.5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StreamRead()</text:p>
          </table:table-cell>
          <table:table-cell office:value-type="float" office:value="1.4829603">
            <text:p>1.4829603</text:p>
          </table:table-cell>
          <table:table-cell office:value-type="float" office:value="210.188">
            <text:p>210.1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InputStream(nl.uva.vlet.vrl.VRL)</text:p>
          </table:table-cell>
          <table:table-cell office:value-type="float" office:value="1.3097644">
            <text:p>1.3097644</text:p>
          </table:table-cell>
          <table:table-cell office:value-type="float" office:value="185.64">
            <text:p>185.6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FileSystem.exists(nl.uva.vlet.vrl.VRL, org.jclouds.blobstore.domain.StorageType)</text:p>
          </table:table-cell>
          <table:table-cell office:value-type="float" office:value="1.2515997">
            <text:p>1.2515997</text:p>
          </table:table-cell>
          <table:table-cell office:value-type="float" office:value="177.396">
            <text:p>177.39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nl.uva.vlet.vfs.cloud.CloudFileSystem.rm(nl.uva.vlet.vrl.VRL)</text:p>
          </table:table-cell>
          <table:table-cell office:value-type="float" office:value="0.7152341">
            <text:p>0.7152341</text:p>
          </table:table-cell>
          <table:table-cell office:value-type="float" office:value="101.374">
            <text:p>101.37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nl.uva.vlet.vfs.cloud.CloudFileSystem.touch(nl.uva.vlet.vrl.VRL, boolean)</text:p>
          </table:table-cell>
          <table:table-cell office:value-type="float" office:value="0.6557712">
            <text:p>0.6557712</text:p>
          </table:table-cell>
          <table:table-cell office:value-type="float" office:value="92.946">
            <text:p>92.94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test.VTestCase.verbose(int, String)</text:p>
          </table:table-cell>
          <table:table-cell office:value-type="float" office:value="0.6520389">
            <text:p>0.6520389</text:p>
          </table:table-cell>
          <table:table-cell office:value-type="float" office:value="92.417">
            <text:p>92.41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nl.uva.vlet.vfs.cloud.CloudOutputStream.write(byte[], int, int)</text:p>
          </table:table-cell>
          <table:table-cell office:value-type="float" office:value="0.6183564">
            <text:p>0.6183564</text:p>
          </table:table-cell>
          <table:table-cell office:value-type="float" office:value="87.643">
            <text:p>87.643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nl.uva.vlet.vfs.test.testVFS.testSetGetSimpleContentsExistingFile()</text:p>
          </table:table-cell>
          <table:table-cell office:value-type="float" office:value="0.46381494">
            <text:p>0.46381494</text:p>
          </table:table-cell>
          <table:table-cell office:value-type="float" office:value="65.739">
            <text:p>65.7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main(String[])</text:p>
          </table:table-cell>
          <table:table-cell office:value-type="float" office:value="0.34065586">
            <text:p>0.34065586</text:p>
          </table:table-cell>
          <table:table-cell office:value-type="float" office:value="48.283">
            <text:p>48.2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mkdir(nl.uva.vlet.vrl.VRL, boolean)</text:p>
          </table:table-cell>
          <table:table-cell office:value-type="float" office:value="0.31927097">
            <text:p>0.31927097</text:p>
          </table:table-cell>
          <table:table-cell office:value-type="float" office:value="45.252">
            <text:p>45.25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testVFS.testX3rdPartyTransfer(nl.uva.vlet.vrl.VRL, nl.uva.vlet.vrl.VRL, String, String, boolean)</text:p>
          </table:table-cell>
          <table:table-cell office:value-type="float" office:value="0.3152776">
            <text:p>0.3152776</text:p>
          </table:table-cell>
          <table:table-cell office:value-type="float" office:value="44.686">
            <text:p>44.68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test.VTestCase.&lt;init&gt;()</text:p>
          </table:table-cell>
          <table:table-cell office:value-type="float" office:value="0.30420062">
            <text:p>0.30420062</text:p>
          </table:table-cell>
          <table:table-cell office:value-type="float" office:value="43.116">
            <text:p>43.1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TildeExpansion()</text:p>
          </table:table-cell>
          <table:table-cell office:value-type="float" office:value="0.29910663">
            <text:p>0.29910663</text:p>
          </table:table-cell>
          <table:table-cell office:value-type="float" office:value="42.394">
            <text:p>42.3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DirToRemote()</text:p>
          </table:table-cell>
          <table:table-cell office:value-type="float" office:value="0.27269122">
            <text:p>0.27269122</text:p>
          </table:table-cell>
          <table:table-cell office:value-type="float" office:value="38.65">
            <text:p>38.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ContainerAndPath(nl.uva.vlet.vrl.VRL)</text:p>
          </table:table-cell>
          <table:table-cell office:value-type="float" office:value="0.24442728">
            <text:p>0.24442728</text:p>
          </table:table-cell>
          <table:table-cell office:value-type="float" office:value="34.644">
            <text:p>34.644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nl.uva.vlet.vfs.test.testBlobStore.getCloudProperties()</text:p>
          </table:table-cell>
          <table:table-cell office:value-type="float" office:value="0.20573546">
            <text:p>0.20573546</text:p>
          </table:table-cell>
          <table:table-cell office:value-type="float" office:value="29.16">
            <text:p>29.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Bytes()</text:p>
          </table:table-cell>
          <table:table-cell office:value-type="float" office:value="0.18621317">
            <text:p>0.18621317</text:p>
          </table:table-cell>
          <table:table-cell office:value-type="float" office:value="26.393">
            <text:p>26.3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FSNodeAttributes(nl.uva.vlet.vfs.VFSNode)</text:p>
          </table:table-cell>
          <table:table-cell office:value-type="float" office:value="0.18563463">
            <text:p>0.18563463</text:p>
          </table:table-cell>
          <table:table-cell office:value-type="float" office:value="26.311">
            <text:p>26.3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SetGetSimpleContentsNewFile()</text:p>
          </table:table-cell>
          <table:table-cell office:value-type="float" office:value="0.1619567">
            <text:p>0.1619567</text:p>
          </table:table-cell>
          <table:table-cell office:value-type="float" office:value="22.955">
            <text:p>22.9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MoveToRemote(boolean)</text:p>
          </table:table-cell>
          <table:table-cell office:value-type="float" office:value="0.14689343">
            <text:p>0.14689343</text:p>
          </table:table-cell>
          <table:table-cell office:value-type="float" office:value="20.82">
            <text:p>20.8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SFactory.createNewFileSystem(nl.uva.vlet.vrs.VRSContext, nl.uva.vlet.vrs.ServerInfo, nl.uva.vlet.vrl.VRL)</text:p>
          </table:table-cell>
          <table:table-cell office:value-type="float" office:value="0.11740185">
            <text:p>0.11740185</text:p>
          </table:table-cell>
          <table:table-cell office:value-type="float" office:value="16.64">
            <text:p>16.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&lt;init&gt;()</text:p>
          </table:table-cell>
          <table:table-cell office:value-type="float" office:value="0.09181192">
            <text:p>0.09181192</text:p>
          </table:table-cell>
          <table:table-cell office:value-type="float" office:value="13.013">
            <text:p>13.0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PrintInfo()</text:p>
          </table:table-cell>
          <table:table-cell office:value-type="float" office:value="0.078519545">
            <text:p>0.078519545</text:p>
          </table:table-cell>
          <table:table-cell office:value-type="float" office:value="11.129">
            <text:p>11.1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Path(nl.uva.vlet.vrl.VRL)</text:p>
          </table:table-cell>
          <table:table-cell office:value-type="float" office:value="0.07753179">
            <text:p>0.07753179</text:p>
          </table:table-cell>
          <table:table-cell office:value-type="float" office:value="10.989">
            <text:p>10.9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test.testBlobStore.&lt;clinit&gt;</text:p>
          </table:table-cell>
          <table:table-cell office:value-type="float" office:value="0.06421825">
            <text:p>0.06421825</text:p>
          </table:table-cell>
          <table:table-cell office:value-type="float" office:value="9.102">
            <text:p>9.1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getServerInfo()</text:p>
          </table:table-cell>
          <table:table-cell office:value-type="float" office:value="0.061621863">
            <text:p>0.061621863</text:p>
          </table:table-cell>
          <table:table-cell office:value-type="float" office:value="8.734">
            <text:p>8.7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&lt;clinit&gt;</text:p>
          </table:table-cell>
          <table:table-cell office:value-type="float" office:value="0.058319937">
            <text:p>0.058319937</text:p>
          </table:table-cell>
          <table:table-cell office:value-type="float" office:value="8.266">
            <text:p>8.2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RandomReader()</text:p>
          </table:table-cell>
          <table:table-cell office:value-type="float" office:value="0.057875447">
            <text:p>0.057875447</text:p>
          </table:table-cell>
          <table:table-cell office:value-type="float" office:value="8.203">
            <text:p>8.2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Dir()</text:p>
          </table:table-cell>
          <table:table-cell office:value-type="float" office:value="0.052174684">
            <text:p>0.052174684</text:p>
          </table:table-cell>
          <table:table-cell office:value-type="float" office:value="7.395">
            <text:p>7.3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EmptyDir()</text:p>
          </table:table-cell>
          <table:table-cell office:value-type="float" office:value="0.050855324">
            <text:p>0.050855324</text:p>
          </table:table-cell>
          <table:table-cell office:value-type="float" office:value="7.208">
            <text:p>7.2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&lt;init&gt;(String, String, String, java.util.Properties)</text:p>
          </table:table-cell>
          <table:table-cell office:value-type="float" office:value="0.04650214">
            <text:p>0.04650214</text:p>
          </table:table-cell>
          <table:table-cell office:value-type="float" office:value="6.591">
            <text:p>6.5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reateDirPermissionDenied()</text:p>
          </table:table-cell>
          <table:table-cell office:value-type="float" office:value="0.039122194">
            <text:p>0.039122194</text:p>
          </table:table-cell>
          <table:table-cell office:value-type="float" office:value="5.545">
            <text:p>5.5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exists()</text:p>
          </table:table-cell>
          <table:table-cell office:value-type="float" office:value="0.038437817">
            <text:p>0.038437817</text:p>
          </table:table-cell>
          <table:table-cell office:value-type="float" office:value="5.448">
            <text:p>5.44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nl.uva.vlet.vfs.cloud.CloudFileSystem.debug(String)</text:p>
          </table:table-cell>
          <table:table-cell office:value-type="float" office:value="0.03595432">
            <text:p>0.03595432</text:p>
          </table:table-cell>
          <table:table-cell office:value-type="float" office:value="5.096">
            <text:p>5.0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test.testVFS.testListDirFiltered()</text:p>
          </table:table-cell>
          <table:table-cell office:value-type="float" office:value="0.035086505">
            <text:p>0.035086505</text:p>
          </table:table-cell>
          <table:table-cell office:value-type="float" office:value="4.973">
            <text:p>4.9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Exists()</text:p>
          </table:table-cell>
          <table:table-cell office:value-type="float" office:value="0.03340732">
            <text:p>0.03340732</text:p>
          </table:table-cell>
          <table:table-cell office:value-type="float" office:value="4.735">
            <text:p>4.7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lias()</text:p>
          </table:table-cell>
          <table:table-cell office:value-type="float" office:value="0.027466672">
            <text:p>0.027466672</text:p>
          </table:table-cell>
          <table:table-cell office:value-type="float" office:value="3.893">
            <text:p>3.8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&lt;init&gt;()</text:p>
          </table:table-cell>
          <table:table-cell office:value-type="float" office:value="0.027233843">
            <text:p>0.027233843</text:p>
          </table:table-cell>
          <table:table-cell office:value-type="float" office:value="3.86">
            <text:p>3.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VChecksum()</text:p>
          </table:table-cell>
          <table:table-cell office:value-type="float" office:value="0.02055238">
            <text:p>0.02055238</text:p>
          </table:table-cell>
          <table:table-cell office:value-type="float" office:value="2.913">
            <text:p>2.9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close()</text:p>
          </table:table-cell>
          <table:table-cell office:value-type="float" office:value="0.019098967">
            <text:p>0.019098967</text:p>
          </table:table-cell>
          <table:table-cell office:value-type="float" office:value="2.707">
            <text:p>2.7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opyMoveToLocal(boolean)</text:p>
          </table:table-cell>
          <table:table-cell office:value-type="float" office:value="0.018633312">
            <text:p>0.018633312</text:p>
          </table:table-cell>
          <table:table-cell office:value-type="float" office:value="2.641">
            <text:p>2.6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newDir(nl.uva.vlet.vrl.VRL)</text:p>
          </table:table-cell>
          <table:table-cell office:value-type="float" office:value="0.01780783">
            <text:p>0.01780783</text:p>
          </table:table-cell>
          <table:table-cell office:value-type="float" office:value="2.524">
            <text:p>2.524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nl.uva.vlet.vfs.test.testVFS.testListDirIterator()</text:p>
          </table:table-cell>
          <table:table-cell office:value-type="float" office:value="0.016326195">
            <text:p>0.016326195</text:p>
          </table:table-cell>
          <table:table-cell office:value-type="float" office:value="2.314">
            <text:p>2.3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newFile(nl.uva.vlet.vrl.VRL)</text:p>
          </table:table-cell>
          <table:table-cell office:value-type="float" office:value="0.016029868">
            <text:p>0.016029868</text:p>
          </table:table-cell>
          <table:table-cell office:value-type="float" office:value="2.272">
            <text:p>2.27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nl.uva.vlet.vfs.test.testVFS.testCreateAndDeleteRecursiveDir()</text:p>
          </table:table-cell>
          <table:table-cell office:value-type="float" office:value="0.0133840935">
            <text:p>0.0133840935</text:p>
          </table:table-cell>
          <table:table-cell office:value-type="float" office:value="1.897">
            <text:p>1.8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emovePrefix(String)</text:p>
          </table:table-cell>
          <table:table-cell office:value-type="float" office:value="0.011394471">
            <text:p>0.011394471</text:p>
          </table:table-cell>
          <table:table-cell office:value-type="float" office:value="1.615">
            <text:p>1.615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nl.uva.vlet.vfs.test.testVFS.testRandomReadable()</text:p>
          </table:table-cell>
          <table:table-cell office:value-type="float" office:value="0.011147532">
            <text:p>0.011147532</text:p>
          </table:table-cell>
          <table:table-cell office:value-type="float" office:value="1.58">
            <text:p>1.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init&gt;(nl.uva.vlet.vfs.cloud.CloudFileSystem, nl.uva.vlet.vrl.VRL)</text:p>
          </table:table-cell>
          <table:table-cell office:value-type="float" office:value="0.009052078">
            <text:p>0.009052078</text:p>
          </table:table-cell>
          <table:table-cell office:value-type="float" office:value="1.283">
            <text:p>1.28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nl.uva.vlet.vfs.cloud.CloudFileSystem.&lt;init&gt;(nl.uva.vlet.vrs.VRSContext, nl.uva.vlet.vrs.ServerInfo)</text:p>
          </table:table-cell>
          <table:table-cell office:value-type="float" office:value="0.0089180255">
            <text:p>0.0089180255</text:p>
          </table:table-cell>
          <table:table-cell office:value-type="float" office:value="1.264">
            <text:p>1.2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ResourceType(org.jclouds.blobstore.domain.StorageType, nl.uva.vlet.vrl.VRL)</text:p>
          </table:table-cell>
          <table:table-cell office:value-type="float" office:value="0.0072811726">
            <text:p>0.0072811726</text:p>
          </table:table-cell>
          <table:table-cell office:value-type="float" office:value="1.032">
            <text:p>1.03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nl.uva.vlet.vfs.cloud.CloudFileSystem.block(com.google.common.util.concurrent.ListenableFuture)</text:p>
          </table:table-cell>
          <table:table-cell office:value-type="float" office:value="0.007062455">
            <text:p>0.007062455</text:p>
          </table:table-cell>
          <table:table-cell office:value-type="float" office:value="1.001">
            <text:p>1.00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nl.uva.vlet.vfs.test.testVFS.testACLs()</text:p>
          </table:table-cell>
          <table:table-cell office:value-type="float" office:value="0.006928403">
            <text:p>0.006928403</text:p>
          </table:table-cell>
          <table:table-cell office:value-type="float" office:value="0.982">
            <text:p>0.9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pathFile()</text:p>
          </table:table-cell>
          <table:table-cell office:value-type="float" office:value="0.006293417">
            <text:p>0.006293417</text:p>
          </table:table-cell>
          <table:table-cell office:value-type="float" office:value="0.892">
            <text:p>0.8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SchemeNames()</text:p>
          </table:table-cell>
          <table:table-cell office:value-type="float" office:value="0.005489101">
            <text:p>0.005489101</text:p>
          </table:table-cell>
          <table:table-cell office:value-type="float" office:value="0.778">
            <text:p>0.7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reateAndDeleteFile()</text:p>
          </table:table-cell>
          <table:table-cell office:value-type="float" office:value="0.004924669">
            <text:p>0.004924669</text:p>
          </table:table-cell>
          <table:table-cell office:value-type="float" office:value="0.698">
            <text:p>0.6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File()</text:p>
          </table:table-cell>
          <table:table-cell office:value-type="float" office:value="0.0046283426">
            <text:p>0.0046283426</text:p>
          </table:table-cell>
          <table:table-cell office:value-type="float" office:value="0.656">
            <text:p>0.6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Commentable()</text:p>
          </table:table-cell>
          <table:table-cell office:value-type="float" office:value="0.004536622">
            <text:p>0.004536622</text:p>
          </table:table-cell>
          <table:table-cell office:value-type="float" office:value="0.643">
            <text:p>0.6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ZZRemoveTestDir()</text:p>
          </table:table-cell>
          <table:table-cell office:value-type="float" office:value="0.004374348">
            <text:p>0.004374348</text:p>
          </table:table-cell>
          <table:table-cell office:value-type="float" office:value="0.62">
            <text:p>0.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AsyncBlobStore()</text:p>
          </table:table-cell>
          <table:table-cell office:value-type="float" office:value="0.0042261845">
            <text:p>0.0042261845</text:p>
          </table:table-cell>
          <table:table-cell office:value-type="float" office:value="0.599">
            <text:p>0.599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nl.uva.vlet.vfs.test.testVFS._testStreamWrite(int)</text:p>
          </table:table-cell>
          <table:table-cell office:value-type="float" office:value="0.004056855">
            <text:p>0.004056855</text:p>
          </table:table-cell>
          <table:table-cell office:value-type="float" office:value="0.575">
            <text:p>0.5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FSCreateAndDeleteFile()</text:p>
          </table:table-cell>
          <table:table-cell office:value-type="float" office:value="0.004007467">
            <text:p>0.004007467</text:p>
          </table:table-cell>
          <table:table-cell office:value-type="float" office:value="0.568">
            <text:p>0.5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eleteFileWithSpaceAndListParentDir()</text:p>
          </table:table-cell>
          <table:table-cell office:value-type="float" office:value="0.0031325975">
            <text:p>0.0031325975</text:p>
          </table:table-cell>
          <table:table-cell office:value-type="float" office:value="0.444">
            <text:p>0.4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DirectoryWhileFileWithSameNameExists()</text:p>
          </table:table-cell>
          <table:table-cell office:value-type="float" office:value="0.0030126558">
            <text:p>0.0030126558</text:p>
          </table:table-cell>
          <table:table-cell office:value-type="float" office:value="0.427">
            <text:p>0.4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init&gt;(nl.uva.vlet.vfs.VFileSystem, nl.uva.vlet.vrl.VRL)</text:p>
          </table:table-cell>
          <table:table-cell office:value-type="float" office:value="0.002878603">
            <text:p>0.002878603</text:p>
          </table:table-cell>
          <table:table-cell office:value-type="float" office:value="0.408">
            <text:p>0.40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nl.uva.vlet.vfs.cloud.CloudFileSystem.getOutputStream(nl.uva.vlet.vrl.VRL)</text:p>
          </table:table-cell>
          <table:table-cell office:value-type="float" office:value="0.0027092735">
            <text:p>0.0027092735</text:p>
          </table:table-cell>
          <table:table-cell office:value-type="float" office:value="0.384">
            <text:p>0.38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reateAndDeleteFileWithSpace()</text:p>
          </table:table-cell>
          <table:table-cell office:value-type="float" office:value="0.0026104979">
            <text:p>0.0026104979</text:p>
          </table:table-cell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File()</text:p>
          </table:table-cell>
          <table:table-cell office:value-type="float" office:value="0.0025469994">
            <text:p>0.0025469994</text:p>
          </table:table-cell>
          <table:table-cell office:value-type="float" office:value="0.361">
            <text:p>0.3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name(nl.uva.vlet.vfs.VDir, String, String)</text:p>
          </table:table-cell>
          <table:table-cell office:value-type="float" office:value="0.0025328887">
            <text:p>0.0025328887</text:p>
          </table:table-cell>
          <table:table-cell office:value-type="float" office:value="0.359">
            <text:p>0.3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Dir()</text:p>
          </table:table-cell>
          <table:table-cell office:value-type="float" office:value="0.0025187777">
            <text:p>0.0025187777</text:p>
          </table:table-cell>
          <table:table-cell office:value-type="float" office:value="0.357">
            <text:p>0.3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Dir()</text:p>
          </table:table-cell>
          <table:table-cell office:value-type="float" office:value="0.0025117223">
            <text:p>0.0025117223</text:p>
          </table:table-cell>
          <table:table-cell office:value-type="float" office:value="0.356">
            <text:p>0.3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ootExists()</text:p>
          </table:table-cell>
          <table:table-cell office:value-type="float" office:value="0.0024764454">
            <text:p>0.0024764454</text:p>
          </table:table-cell>
          <table:table-cell office:value-type="float" office:value="0.351">
            <text:p>0.3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FileWhileDirectoryWithSameNameExists()</text:p>
          </table:table-cell>
          <table:table-cell office:value-type="float" office:value="0.0022647835">
            <text:p>0.0022647835</text:p>
          </table:table-cell>
          <table:table-cell office:value-type="float" office:value="0.321">
            <text:p>0.3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WriteTruncates()</text:p>
          </table:table-cell>
          <table:table-cell office:value-type="float" office:value="0.0021025091">
            <text:p>0.0021025091</text:p>
          </table:table-cell>
          <table:table-cell office:value-type="float" office:value="0.298">
            <text:p>0.2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CreateDirNotIgnoreExsting()</text:p>
          </table:table-cell>
          <table:table-cell office:value-type="float" office:value="0.0018979026">
            <text:p>0.0018979026</text:p>
          </table:table-cell>
          <table:table-cell office:value-type="float" office:value="0.269">
            <text:p>0.2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Length()</text:p>
          </table:table-cell>
          <table:table-cell office:value-type="float" office:value="0.001728573">
            <text:p>0.001728573</text:p>
          </table:table-cell>
          <table:table-cell office:value-type="float" office:value="0.245">
            <text:p>0.24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test.testVFS.testVReplicatable()</text:p>
          </table:table-cell>
          <table:table-cell office:value-type="float" office:value="0.0015945204">
            <text:p>0.0015945204</text:p>
          </table:table-cell>
          <table:table-cell office:value-type="float" office:value="0.226">
            <text:p>0.2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write(int)</text:p>
          </table:table-cell>
          <table:table-cell office:value-type="float" office:value="0.0015662988">
            <text:p>0.0015662988</text:p>
          </table:table-cell>
          <table:table-cell office:value-type="float" office:value="0.222">
            <text:p>0.2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l.uva.vlet.vfs.test.testVFS.testZExceptionCreateFileDoNotIgnoreExisting()</text:p>
          </table:table-cell>
          <table:table-cell office:value-type="float" office:value="0.0015239664">
            <text:p>0.0015239664</text:p>
          </table:table-cell>
          <table:table-cell office:value-type="float" office:value="0.216">
            <text:p>0.2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office:value-type="float" office:value="0.0014675232">
            <text:p>0.0014675232</text:p>
          </table:table-cell>
          <table:table-cell office:value-type="float" office:value="0.208">
            <text:p>0.20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cloud.CloudFSFactory.getName()</text:p>
          </table:table-cell>
          <table:table-cell office:value-type="float" office:value="0.0014181354">
            <text:p>0.0014181354</text:p>
          </table:table-cell>
          <table:table-cell office:value-type="float" office:value="0.201">
            <text:p>0.201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nl.uva.vlet.vfs.test.testVFS.testStreamReadWriteSingleBytes()</text:p>
          </table:table-cell>
          <table:table-cell office:value-type="float" office:value="0.0013899137">
            <text:p>0.0013899137</text:p>
          </table:table-cell>
          <table:table-cell office:value-type="float" office:value="0.197">
            <text:p>0.1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TestLocation(String)</text:p>
          </table:table-cell>
          <table:table-cell office:value-type="float" office:value="0.0013616922">
            <text:p>0.0013616922</text:p>
          </table:table-cell>
          <table:table-cell office:value-type="float" office:value="0.193">
            <text:p>0.19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System.mv(nl.uva.vlet.vrl.VRL, String, boolean)</text:p>
          </table:table-cell>
          <table:table-cell office:value-type="float" office:value="0.0013052489">
            <text:p>0.0013052489</text:p>
          </table:table-cell>
          <table:table-cell office:value-type="float" office:value="0.185">
            <text:p>0.1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DirWithSpace()</text:p>
          </table:table-cell>
          <table:table-cell office:value-type="float" office:value="0.0012488058">
            <text:p>0.0012488058</text:p>
          </table:table-cell>
          <table:table-cell office:value-type="float" office:value="0.177">
            <text:p>0.1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Length()</text:p>
          </table:table-cell>
          <table:table-cell office:value-type="float" office:value="0.0012276396">
            <text:p>0.0012276396</text:p>
          </table:table-cell>
          <table:table-cell office:value-type="float" office:value="0.174">
            <text:p>0.1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create(boolean)</text:p>
          </table:table-cell>
          <table:table-cell office:value-type="float" office:value="0.0011923626">
            <text:p>0.0011923626</text:p>
          </table:table-cell>
          <table:table-cell office:value-type="float" office:value="0.169">
            <text:p>0.16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test.TestSettings.getLocation(String)</text:p>
          </table:table-cell>
          <table:table-cell office:value-type="float" office:value="0.0011147532">
            <text:p>0.0011147532</text:p>
          </table:table-cell>
          <table:table-cell office:value-type="float" office:value="0.158">
            <text:p>0.15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FileAttributes()</text:p>
          </table:table-cell>
          <table:table-cell office:value-type="float" office:value="0.0011076978">
            <text:p>0.0011076978</text:p>
          </table:table-cell>
          <table:table-cell office:value-type="float" office:value="0.157">
            <text:p>0.1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office:value-type="float" office:value="0.0011076978">
            <text:p>0.0011076978</text:p>
          </table:table-cell>
          <table:table-cell office:value-type="float" office:value="0.157">
            <text:p>0.15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nl.uva.vlet.vfs.test.testBlobStore.getRemoteLocation()</text:p>
          </table:table-cell>
          <table:table-cell office:value-type="float" office:value="0.0011006424">
            <text:p>0.0011006424</text:p>
          </table:table-cell>
          <table:table-cell office:value-type="float" office:value="0.156">
            <text:p>0.15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nl.uva.vlet.vfs.test.testVFS.testCreateAndRenameDir()</text:p>
          </table:table-cell>
          <table:table-cell office:value-type="float" office:value="0.0011006424">
            <text:p>0.0011006424</text:p>
          </table:table-cell>
          <table:table-cell office:value-type="float" office:value="0.156">
            <text:p>0.1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SubDir()</text:p>
          </table:table-cell>
          <table:table-cell office:value-type="float" office:value="0.001093587">
            <text:p>0.001093587</text:p>
          </table:table-cell>
          <table:table-cell office:value-type="float" office:value="0.155">
            <text:p>0.1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nextFilename(String)</text:p>
          </table:table-cell>
          <table:table-cell table:style-name="ce1" office:value-type="string">
            <text:p>9.87756E-4</text:p>
          </table:table-cell>
          <table:table-cell office:value-type="float" office:value="0.14">
            <text:p>0.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nl.uva.vlet.vfs.test.testVFS.testCreateAndRenameFile()</text:p>
          </table:table-cell>
          <table:table-cell table:style-name="ce1" office:value-type="string">
            <text:p>9.5247896E-4</text:p>
          </table:table-cell>
          <table:table-cell office:value-type="float" office:value="0.135">
            <text:p>0.1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&lt;init&gt;()</text:p>
          </table:table-cell>
          <table:table-cell table:style-name="ce1" office:value-type="string">
            <text:p>8.81925E-4</text:p>
          </table:table-cell>
          <table:table-cell office:value-type="float" office:value="0.125">
            <text:p>0.1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.delete()</text:p>
          </table:table-cell>
          <table:table-cell table:style-name="ce1" office:value-type="string">
            <text:p>8.6075877E-4</text:p>
          </table:table-cell>
          <table:table-cell office:value-type="float" office:value="0.122">
            <text:p>0.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testVFS.testReadWriteBytes(nl.uva.vlet.vfs.VFile, long, byte[])</text:p>
          </table:table-cell>
          <table:table-cell table:style-name="ce1" office:value-type="string">
            <text:p>8.184264E-4</text:p>
          </table:table-cell>
          <table:table-cell office:value-type="float" office:value="0.116">
            <text:p>0.1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test.testVFS.testFSCreateAndDeleteDir()</text:p>
          </table:table-cell>
          <table:table-cell table:style-name="ce1" office:value-type="string">
            <text:p>8.184264E-4</text:p>
          </table:table-cell>
          <table:table-cell office:value-type="float" office:value="0.116">
            <text:p>0.1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exists()</text:p>
          </table:table-cell>
          <table:table-cell table:style-name="ce1" office:value-type="string">
            <text:p>7.76094E-4</text:p>
          </table:table-cell>
          <table:table-cell office:value-type="float" office:value="0.11">
            <text:p>0.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cloud.CloudDir.create(boolean)</text:p>
          </table:table-cell>
          <table:table-cell table:style-name="ce1" office:value-type="string">
            <text:p>7.337616E-4</text:p>
          </table:table-cell>
          <table:table-cell office:value-type="float" office:value="0.104">
            <text:p>0.10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cloud.CloudFile.getOutputStream()</text:p>
          </table:table-cell>
          <table:table-cell table:style-name="ce1" office:value-type="string">
            <text:p>7.0554E-4</text:p>
          </table:table-cell>
          <table:table-cell office:value-type="float" office:value="0.1">
            <text:p>0.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File.getChecksum(String)</text:p>
          </table:table-cell>
          <table:table-cell table:style-name="ce1" office:value-type="string">
            <text:p>6.984846E-4</text:p>
          </table:table-cell>
          <table:table-cell office:value-type="float" office:value="0.099">
            <text:p>0.0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test.testVFS.testVUnixAttributes()</text:p>
          </table:table-cell>
          <table:table-cell table:style-name="ce1" office:value-type="string">
            <text:p>6.843738E-4</text:p>
          </table:table-cell>
          <table:table-cell office:value-type="float" office:value="0.097">
            <text:p>0.0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message(String)</text:p>
          </table:table-cell>
          <table:table-cell table:style-name="ce1" office:value-type="string">
            <text:p>6.70263E-4</text:p>
          </table:table-cell>
          <table:table-cell office:value-type="float" office:value="0.095">
            <text:p>0.09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nl.uva.vlet.vfs.cloud.CloudOutputStream.&lt;clinit&gt;</text:p>
          </table:table-cell>
          <table:table-cell table:style-name="ce1" office:value-type="string">
            <text:p>6.34986E-4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RandomBytes()</text:p>
          </table:table-cell>
          <table:table-cell table:style-name="ce1" office:value-type="string">
            <text:p>6.067644E-4</text:p>
          </table:table-cell>
          <table:table-cell office:value-type="float" office:value="0.086">
            <text:p>0.0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delete(boolean)</text:p>
          </table:table-cell>
          <table:table-cell table:style-name="ce1" office:value-type="string">
            <text:p>3.739362E-4</text:p>
          </table:table-cell>
          <table:table-cell office:value-type="float" office:value="0.053">
            <text:p>0.05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nl.uva.vlet.vfs.cloud.CloudFile.rename(String, boolean)</text:p>
          </table:table-cell>
          <table:table-cell table:style-name="ce1" office:value-type="string">
            <text:p>3.5277E-4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$1.&lt;clinit&gt;</text:p>
          </table:table-cell>
          <table:table-cell table:style-name="ce1" office:value-type="string">
            <text:p>3.457146E-4</text:p>
          </table:table-cell>
          <table:table-cell office:value-type="float" office:value="0.049">
            <text:p>0.0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flush()</text:p>
          </table:table-cell>
          <table:table-cell table:style-name="ce1" office:value-type="string">
            <text:p>3.3865919E-4</text:p>
          </table:table-cell>
          <table:table-cell office:value-type="float" office:value="0.048">
            <text:p>0.04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nl.uva.vlet.vfs.cloud.CloudFile.getInputStream()</text:p>
          </table:table-cell>
          <table:table-cell table:style-name="ce1" office:value-type="string">
            <text:p>3.3865919E-4</text:p>
          </table:table-cell>
          <table:table-cell office:value-type="float" office:value="0.048">
            <text:p>0.04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Constants.&lt;clinit&gt;</text:p>
          </table:table-cell>
          <table:table-cell table:style-name="ce1" office:value-type="string">
            <text:p>3.17493E-4</text:p>
          </table:table-cell>
          <table:table-cell office:value-type="float" office:value="0.045">
            <text:p>0.0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clinit&gt;</text:p>
          </table:table-cell>
          <table:table-cell table:style-name="ce1" office:value-type="string">
            <text:p>3.033822E-4</text:p>
          </table:table-cell>
          <table:table-cell office:value-type="float" office:value="0.043">
            <text:p>0.0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list()</text:p>
          </table:table-cell>
          <table:table-cell table:style-name="ce1" office:value-type="string">
            <text:p>2.963268E-4</text:p>
          </table:table-cell>
          <table:table-cell office:value-type="float" office:value="0.042">
            <text:p>0.04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ZRegressionStreamWrite32KBug()</text:p>
          </table:table-cell>
          <table:table-cell table:style-name="ce1" office:value-type="string">
            <text:p>2.46939E-4</text:p>
          </table:table-cell>
          <table:table-cell office:value-type="float" office:value="0.035">
            <text:p>0.0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Default()</text:p>
          </table:table-cell>
          <table:table-cell table:style-name="ce1" office:value-type="string">
            <text:p>2.328282E-4</text:p>
          </table:table-cell>
          <table:table-cell office:value-type="float" office:value="0.033">
            <text:p>0.0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RenameWithSpaces()</text:p>
          </table:table-cell>
          <table:table-cell table:style-name="ce1" office:value-type="string">
            <text:p>2.2577279E-4</text:p>
          </table:table-cell>
          <table:table-cell office:value-type="float" office:value="0.032">
            <text:p>0.0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Dir(nl.uva.vlet.vfs.VFileSystem, nl.uva.vlet.vrl.VRL, boolean)</text:p>
          </table:table-cell>
          <table:table-cell table:style-name="ce1" office:value-type="string">
            <text:p>1.481634E-4</text:p>
          </table:table-cell>
          <table:table-cell office:value-type="float" office:value="0.021">
            <text:p>0.0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X3rdPartyTwoServers()</text:p>
          </table:table-cell>
          <table:table-cell table:style-name="ce1" office:value-type="string">
            <text:p>1.41108E-4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File(nl.uva.vlet.vfs.VFileSystem, nl.uva.vlet.vrl.VRL, boolean)</text:p>
          </table:table-cell>
          <table:table-cell table:style-name="ce1" office:value-type="string">
            <text:p>1.3405259E-4</text:p>
          </table:table-cell>
          <table:table-cell office:value-type="float" office:value="0.019">
            <text:p>0.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Remote()</text:p>
          </table:table-cell>
          <table:table-cell table:style-name="ce1" office:value-type="string">
            <text:p>1.199418E-4</text:p>
          </table:table-cell>
          <table:table-cell office:value-type="float" office:value="0.017">
            <text:p>0.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()</text:p>
          </table:table-cell>
          <table:table-cell table:style-name="ce1" office:value-type="string">
            <text:p>1.199418E-4</text:p>
          </table:table-cell>
          <table:table-cell office:value-type="float" office:value="0.017">
            <text:p>0.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Local()</text:p>
          </table:table-cell>
          <table:table-cell table:style-name="ce1" office:value-type="string">
            <text:p>9.87756E-5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ChecksumTypes()</text:p>
          </table:table-cell>
          <table:table-cell table:style-name="ce1" office:value-type="string">
            <text:p>9.17202E-5</text:p>
          </table:table-cell>
          <table:table-cell office:value-type="float" office:value="0.013">
            <text:p>0.0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clinit&gt;</text:p>
          </table:table-cell>
          <table:table-cell table:style-name="ce1" office:value-type="string">
            <text:p>7.76094E-5</text:p>
          </table:table-cell>
          <table:table-cell office:value-type="float" office:value="0.011">
            <text:p>0.0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rename(String, boolean)</text:p>
          </table:table-cell>
          <table:table-cell table:style-name="ce1" office:value-type="string">
            <text:p>7.0554E-5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clinit&gt;</text:p>
          </table:table-cell>
          <table:table-cell table:style-name="ce1" office:value-type="string">
            <text:p>5.6443198E-5</text:p>
          </table:table-cell>
          <table:table-cell office:value-type="float" office:value="0.008">
            <text:p>0.0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&lt;init&gt;()</text:p>
          </table:table-cell>
          <table:table-cell table:style-name="ce1" office:value-type="string">
            <text:p>5.6443198E-5</text:p>
          </table:table-cell>
          <table:table-cell office:value-type="float" office:value="0.008">
            <text:p>0.0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Reverse()</text:p>
          </table:table-cell>
          <table:table-cell table:style-name="ce1" office:value-type="string">
            <text:p>3.5277E-5</text:p>
          </table:table-cell>
          <table:table-cell office:value-type="float" office:value="0.005">
            <text:p>0.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Reverse()</text:p>
          </table:table-cell>
          <table:table-cell table:style-name="ce1" office:value-type="string">
            <text:p>2.8221599E-5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Remote()</text:p>
          </table:table-cell>
          <table:table-cell table:style-name="ce1" office:value-type="string">
            <text:p>1.4110799E-5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Readable()</text:p>
          </table:table-cell>
          <table:table-cell table:style-name="ce1" office:value-type="string">
            <text:p>7.0553997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debug(String)</text:p>
          </table:table-cell>
          <table:table-cell table:style-name="ce1" office:value-type="string">
            <text:p>7.0553997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Local()</text:p>
          </table:table-cell>
          <table:table-cell table:style-name="ce1" office:value-type="string">
            <text:p>7.0553997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DefaultHom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SUM([.B2:.B149])" office:value-type="float" office:value="99.9845823767">
            <text:p>99.9845823767</text:p>
          </table:table-cell>
          <table:table-cell table:formula="of:=SUM([.C2:.C149])" office:value-type="float" office:value="14173.541">
            <text:p>14173.541</text:p>
          </table:table-cell>
          <table:table-cell table:formula="of:=SUM([.D2:.D149])" office:value-type="float" office:value="5739">
            <text:p>5739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>
            <text:p>Hot Spots - Method</text:p>
          </table:table-cell>
          <table:table-cell office:value-type="string">
            <text:p>Self time [%]</text:p>
          </table:table-cell>
          <table:table-cell office:value-type="string">
            <text:p>Self time</text:p>
          </table:table-cell>
          <table:table-cell office:value-type="string">
            <text:p>Invocations</text:p>
          </table:table-cell>
        </table:table-row>
        <table:table-row table:style-name="ro1">
          <table:table-cell office:value-type="string">
            <text:p>nl.uva.vlet.vfs.cloud.CloudOutputStream.getBlobStoreContext()</text:p>
          </table:table-cell>
          <table:table-cell office:value-type="float" office:value="27.713362">
            <text:p>27.713362</text:p>
          </table:table-cell>
          <table:table-cell office:value-type="float" office:value="3549.356">
            <text:p>3549.3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setUp()</text:p>
          </table:table-cell>
          <table:table-cell office:value-type="float" office:value="22.656622">
            <text:p>22.656622</text:p>
          </table:table-cell>
          <table:table-cell office:value-type="float" office:value="2901.72">
            <text:p>2901.7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System.getBlobStoreContext()</text:p>
          </table:table-cell>
          <table:table-cell office:value-type="float" office:value="13.303164">
            <text:p>13.303164</text:p>
          </table:table-cell>
          <table:table-cell office:value-type="float" office:value="1703.787">
            <text:p>1703.78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nl.uva.vlet.vfs.cloud.CloudFSFactory.updateServerInfo(nl.uva.vlet.vrs.VRSContext, nl.uva.vlet.vrs.ServerInfo, nl.uva.vlet.vrl.VRL)</text:p>
          </table:table-cell>
          <table:table-cell office:value-type="float" office:value="7.8782926">
            <text:p>7.8782926</text:p>
          </table:table-cell>
          <table:table-cell office:value-type="float" office:value="1009.003">
            <text:p>1009.00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nl.uva.vlet.vfs.cloud.CloudFileSystem.queryPath(nl.uva.vlet.vrl.VRL)</text:p>
          </table:table-cell>
          <table:table-cell office:value-type="float" office:value="4.1610146">
            <text:p>4.1610146</text:p>
          </table:table-cell>
          <table:table-cell office:value-type="float" office:value="532.917">
            <text:p>532.91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nl.uva.vlet.vfs.test.testBlobStore.suite()</text:p>
          </table:table-cell>
          <table:table-cell office:value-type="float" office:value="3.984616">
            <text:p>3.984616</text:p>
          </table:table-cell>
          <table:table-cell office:value-type="float" office:value="510.325">
            <text:p>510.3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writeData()</text:p>
          </table:table-cell>
          <table:table-cell office:value-type="float" office:value="3.3868046">
            <text:p>3.3868046</text:p>
          </table:table-cell>
          <table:table-cell office:value-type="float" office:value="433.761">
            <text:p>433.76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Move10MBForthAndBack()</text:p>
          </table:table-cell>
          <table:table-cell office:value-type="float" office:value="2.8798">
            <text:p>2.8798</text:p>
          </table:table-cell>
          <table:table-cell office:value-type="float" office:value="368.827">
            <text:p>368.8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ls(nl.uva.vlet.vrl.VRL)</text:p>
          </table:table-cell>
          <table:table-cell office:value-type="float" office:value="1.9078606">
            <text:p>1.9078606</text:p>
          </table:table-cell>
          <table:table-cell office:value-type="float" office:value="244.347">
            <text:p>244.34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StreamRead()</text:p>
          </table:table-cell>
          <table:table-cell office:value-type="float" office:value="1.6074713">
            <text:p>1.6074713</text:p>
          </table:table-cell>
          <table:table-cell office:value-type="float" office:value="205.875">
            <text:p>205.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Write()</text:p>
          </table:table-cell>
          <table:table-cell office:value-type="float" office:value="1.4604858">
            <text:p>1.4604858</text:p>
          </table:table-cell>
          <table:table-cell office:value-type="float" office:value="187.05">
            <text:p>187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InputStream(nl.uva.vlet.vrl.VRL)</text:p>
          </table:table-cell>
          <table:table-cell office:value-type="float" office:value="1.4346414">
            <text:p>1.4346414</text:p>
          </table:table-cell>
          <table:table-cell office:value-type="float" office:value="183.74">
            <text:p>183.7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FileSystem.exists(nl.uva.vlet.vrl.VRL, org.jclouds.blobstore.domain.StorageType)</text:p>
          </table:table-cell>
          <table:table-cell office:value-type="float" office:value="1.355156">
            <text:p>1.355156</text:p>
          </table:table-cell>
          <table:table-cell office:value-type="float" office:value="173.56">
            <text:p>173.5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nl.uva.vlet.vfs.test.VTestCase.verbose(int, String)</text:p>
          </table:table-cell>
          <table:table-cell office:value-type="float" office:value="0.7430402">
            <text:p>0.7430402</text:p>
          </table:table-cell>
          <table:table-cell office:value-type="float" office:value="95.164">
            <text:p>95.16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nl.uva.vlet.vfs.cloud.CloudFileSystem.rm(nl.uva.vlet.vrl.VRL)</text:p>
          </table:table-cell>
          <table:table-cell office:value-type="float" office:value="0.6957706">
            <text:p>0.6957706</text:p>
          </table:table-cell>
          <table:table-cell office:value-type="float" office:value="89.11">
            <text:p>89.1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nl.uva.vlet.vfs.cloud.CloudOutputStream.write(byte[], int, int)</text:p>
          </table:table-cell>
          <table:table-cell office:value-type="float" office:value="0.6914528">
            <text:p>0.6914528</text:p>
          </table:table-cell>
          <table:table-cell office:value-type="float" office:value="88.557">
            <text:p>88.55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nl.uva.vlet.vfs.cloud.CloudFileSystem.touch(nl.uva.vlet.vrl.VRL, boolean)</text:p>
          </table:table-cell>
          <table:table-cell office:value-type="float" office:value="0.51808405">
            <text:p>0.51808405</text:p>
          </table:table-cell>
          <table:table-cell office:value-type="float" office:value="66.353">
            <text:p>66.35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cloud.CloudFileSystem.mkdir(nl.uva.vlet.vrl.VRL, boolean)</text:p>
          </table:table-cell>
          <table:table-cell office:value-type="float" office:value="0.38952535">
            <text:p>0.38952535</text:p>
          </table:table-cell>
          <table:table-cell office:value-type="float" office:value="49.888">
            <text:p>49.88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test.testBlobStore.main(String[])</text:p>
          </table:table-cell>
          <table:table-cell office:value-type="float" office:value="0.35680205">
            <text:p>0.35680205</text:p>
          </table:table-cell>
          <table:table-cell office:value-type="float" office:value="45.697">
            <text:p>45.6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ContainerAndPath(nl.uva.vlet.vrl.VRL)</text:p>
          </table:table-cell>
          <table:table-cell office:value-type="float" office:value="0.27713704">
            <text:p>0.27713704</text:p>
          </table:table-cell>
          <table:table-cell office:value-type="float" office:value="35.494">
            <text:p>35.494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nl.uva.vlet.vfs.test.testVFS.testSetGetSimpleContentsNewFile()</text:p>
          </table:table-cell>
          <table:table-cell office:value-type="float" office:value="0.26914945">
            <text:p>0.26914945</text:p>
          </table:table-cell>
          <table:table-cell office:value-type="float" office:value="34.471">
            <text:p>34.4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ransfer(nl.uva.vlet.vrl.VRL, nl.uva.vlet.vrl.VRL, String, String, boolean)</text:p>
          </table:table-cell>
          <table:table-cell office:value-type="float" office:value="0.22989866">
            <text:p>0.22989866</text:p>
          </table:table-cell>
          <table:table-cell office:value-type="float" office:value="29.444">
            <text:p>29.4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test.testVFS.testSetGetSimpleContentsExistingFile()</text:p>
          </table:table-cell>
          <table:table-cell office:value-type="float" office:value="0.2098165">
            <text:p>0.2098165</text:p>
          </table:table-cell>
          <table:table-cell office:value-type="float" office:value="26.872">
            <text:p>26.8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DirToRemote()</text:p>
          </table:table-cell>
          <table:table-cell office:value-type="float" office:value="0.18031788">
            <text:p>0.18031788</text:p>
          </table:table-cell>
          <table:table-cell office:value-type="float" office:value="23.094">
            <text:p>23.0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PrintInfo()</text:p>
          </table:table-cell>
          <table:table-cell office:value-type="float" office:value="0.16068858">
            <text:p>0.16068858</text:p>
          </table:table-cell>
          <table:table-cell office:value-type="float" office:value="20.58">
            <text:p>20.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init&gt;()</text:p>
          </table:table-cell>
          <table:table-cell office:value-type="float" office:value="0.14212897">
            <text:p>0.14212897</text:p>
          </table:table-cell>
          <table:table-cell office:value-type="float" office:value="18.203">
            <text:p>18.20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ReadWriteBytes()</text:p>
          </table:table-cell>
          <table:table-cell office:value-type="float" office:value="0.1409812">
            <text:p>0.1409812</text:p>
          </table:table-cell>
          <table:table-cell office:value-type="float" office:value="18.056">
            <text:p>18.0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createNewFileSystem(nl.uva.vlet.vrs.VRSContext, nl.uva.vlet.vrs.ServerInfo, nl.uva.vlet.vrl.VRL)</text:p>
          </table:table-cell>
          <table:table-cell office:value-type="float" office:value="0.11350485">
            <text:p>0.11350485</text:p>
          </table:table-cell>
          <table:table-cell office:value-type="float" office:value="14.537">
            <text:p>14.5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&lt;clinit&gt;</text:p>
          </table:table-cell>
          <table:table-cell office:value-type="float" office:value="0.080047585">
            <text:p>0.080047585</text:p>
          </table:table-cell>
          <table:table-cell office:value-type="float" office:value="10.252">
            <text:p>10.2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Path(nl.uva.vlet.vrl.VRL)</text:p>
          </table:table-cell>
          <table:table-cell office:value-type="float" office:value="0.06786711">
            <text:p>0.06786711</text:p>
          </table:table-cell>
          <table:table-cell office:value-type="float" office:value="8.692">
            <text:p>8.6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nl.uva.vlet.vfs.test.testVFS.testVFSNodeAttributes(nl.uva.vlet.vfs.VFSNode)</text:p>
          </table:table-cell>
          <table:table-cell office:value-type="float" office:value="0.06765629">
            <text:p>0.06765629</text:p>
          </table:table-cell>
          <table:table-cell office:value-type="float" office:value="8.665">
            <text:p>8.6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opyEmptyDir()</text:p>
          </table:table-cell>
          <table:table-cell office:value-type="float" office:value="0.06703946">
            <text:p>0.06703946</text:p>
          </table:table-cell>
          <table:table-cell office:value-type="float" office:value="8.586">
            <text:p>8.5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TildeExpansion()</text:p>
          </table:table-cell>
          <table:table-cell office:value-type="float" office:value="0.064197354">
            <text:p>0.064197354</text:p>
          </table:table-cell>
          <table:table-cell office:value-type="float" office:value="8.222">
            <text:p>8.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Dir()</text:p>
          </table:table-cell>
          <table:table-cell office:value-type="float" office:value="0.053656556">
            <text:p>0.053656556</text:p>
          </table:table-cell>
          <table:table-cell office:value-type="float" office:value="6.872">
            <text:p>6.8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getServerInfo()</text:p>
          </table:table-cell>
          <table:table-cell office:value-type="float" office:value="0.05313342">
            <text:p>0.05313342</text:p>
          </table:table-cell>
          <table:table-cell office:value-type="float" office:value="6.805">
            <text:p>6.8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&lt;init&gt;(String, String, String, java.util.Properties)</text:p>
          </table:table-cell>
          <table:table-cell office:value-type="float" office:value="0.052407276">
            <text:p>0.052407276</text:p>
          </table:table-cell>
          <table:table-cell office:value-type="float" office:value="6.712">
            <text:p>6.7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reateDirPermissionDenied()</text:p>
          </table:table-cell>
          <table:table-cell office:value-type="float" office:value="0.050783213">
            <text:p>0.050783213</text:p>
          </table:table-cell>
          <table:table-cell office:value-type="float" office:value="6.504">
            <text:p>6.5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MoveToLocal(boolean)</text:p>
          </table:table-cell>
          <table:table-cell office:value-type="float" office:value="0.04841739">
            <text:p>0.04841739</text:p>
          </table:table-cell>
          <table:table-cell office:value-type="float" office:value="6.201">
            <text:p>6.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Settings.&lt;clinit&gt;</text:p>
          </table:table-cell>
          <table:table-cell office:value-type="float" office:value="0.047777135">
            <text:p>0.047777135</text:p>
          </table:table-cell>
          <table:table-cell office:value-type="float" office:value="6.119">
            <text:p>6.1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Filtered()</text:p>
          </table:table-cell>
          <table:table-cell office:value-type="float" office:value="0.036596082">
            <text:p>0.036596082</text:p>
          </table:table-cell>
          <table:table-cell office:value-type="float" office:value="4.687">
            <text:p>4.6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_testStreamWrite(int)</text:p>
          </table:table-cell>
          <table:table-cell office:value-type="float" office:value="0.026648693">
            <text:p>0.026648693</text:p>
          </table:table-cell>
          <table:table-cell office:value-type="float" office:value="3.413">
            <text:p>3.4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VChecksum()</text:p>
          </table:table-cell>
          <table:table-cell office:value-type="float" office:value="0.025711734">
            <text:p>0.025711734</text:p>
          </table:table-cell>
          <table:table-cell office:value-type="float" office:value="3.293">
            <text:p>3.2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lias()</text:p>
          </table:table-cell>
          <table:table-cell office:value-type="float" office:value="0.02257292">
            <text:p>0.02257292</text:p>
          </table:table-cell>
          <table:table-cell office:value-type="float" office:value="2.891">
            <text:p>2.8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RandomReader()</text:p>
          </table:table-cell>
          <table:table-cell office:value-type="float" office:value="0.020839544">
            <text:p>0.020839544</text:p>
          </table:table-cell>
          <table:table-cell office:value-type="float" office:value="2.669">
            <text:p>2.6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close()</text:p>
          </table:table-cell>
          <table:table-cell office:value-type="float" office:value="0.020706808">
            <text:p>0.020706808</text:p>
          </table:table-cell>
          <table:table-cell office:value-type="float" office:value="2.652">
            <text:p>2.65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Settings.&lt;init&gt;()</text:p>
          </table:table-cell>
          <table:table-cell office:value-type="float" office:value="0.02026956">
            <text:p>0.02026956</text:p>
          </table:table-cell>
          <table:table-cell office:value-type="float" office:value="2.596">
            <text:p>2.5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newFile(nl.uva.vlet.vrl.VRL)</text:p>
          </table:table-cell>
          <table:table-cell office:value-type="float" office:value="0.02004313">
            <text:p>0.02004313</text:p>
          </table:table-cell>
          <table:table-cell office:value-type="float" office:value="2.567">
            <text:p>2.56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nl.uva.vlet.vfs.test.testVFS.testCopyMoveToRemote(boolean)</text:p>
          </table:table-cell>
          <table:table-cell office:value-type="float" office:value="0.019910391">
            <text:p>0.019910391</text:p>
          </table:table-cell>
          <table:table-cell office:value-type="float" office:value="2.55">
            <text:p>2.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Dir.exists()</text:p>
          </table:table-cell>
          <table:table-cell office:value-type="float" office:value="0.017536761">
            <text:p>0.017536761</text:p>
          </table:table-cell>
          <table:table-cell office:value-type="float" office:value="2.246">
            <text:p>2.24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nl.uva.vlet.vfs.cloud.CloudFileSystem.newDir(nl.uva.vlet.vrl.VRL)</text:p>
          </table:table-cell>
          <table:table-cell office:value-type="float" office:value="0.017341562">
            <text:p>0.017341562</text:p>
          </table:table-cell>
          <table:table-cell office:value-type="float" office:value="2.221">
            <text:p>2.22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nl.uva.vlet.vfs.test.testVFS.testExists()</text:p>
          </table:table-cell>
          <table:table-cell office:value-type="float" office:value="0.016045434">
            <text:p>0.016045434</text:p>
          </table:table-cell>
          <table:table-cell office:value-type="float" office:value="2.055">
            <text:p>2.0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debug(String)</text:p>
          </table:table-cell>
          <table:table-cell office:value-type="float" office:value="0.015701883">
            <text:p>0.015701883</text:p>
          </table:table-cell>
          <table:table-cell office:value-type="float" office:value="2.011">
            <text:p>2.0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cloud.CloudFileSystem.removePrefix(String)</text:p>
          </table:table-cell>
          <table:table-cell office:value-type="float" office:value="0.012984699">
            <text:p>0.012984699</text:p>
          </table:table-cell>
          <table:table-cell office:value-type="float" office:value="1.663">
            <text:p>1.663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nl.uva.vlet.vfs.test.testVFS.testCreateAndDeleteRecursiveDir()</text:p>
          </table:table-cell>
          <table:table-cell office:value-type="float" office:value="0.011719803">
            <text:p>0.011719803</text:p>
          </table:table-cell>
          <table:table-cell office:value-type="float" office:value="1.501">
            <text:p>1.5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Iterator()</text:p>
          </table:table-cell>
          <table:table-cell office:value-type="float" office:value="0.010244092">
            <text:p>0.010244092</text:p>
          </table:table-cell>
          <table:table-cell office:value-type="float" office:value="1.312">
            <text:p>1.3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&lt;init&gt;()</text:p>
          </table:table-cell>
          <table:table-cell office:value-type="float" office:value="0.01013478">
            <text:p>0.01013478</text:p>
          </table:table-cell>
          <table:table-cell office:value-type="float" office:value="1.298">
            <text:p>1.2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System.getResourceType(org.jclouds.blobstore.domain.StorageType, nl.uva.vlet.vrl.VRL)</text:p>
          </table:table-cell>
          <table:table-cell office:value-type="float" office:value="0.009361789">
            <text:p>0.009361789</text:p>
          </table:table-cell>
          <table:table-cell office:value-type="float" office:value="1.199">
            <text:p>1.19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nl.uva.vlet.vfs.test.testVFS.testRandomReadable()</text:p>
          </table:table-cell>
          <table:table-cell office:value-type="float" office:value="0.009080701">
            <text:p>0.009080701</text:p>
          </table:table-cell>
          <table:table-cell office:value-type="float" office:value="1.163">
            <text:p>1.1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Dir()</text:p>
          </table:table-cell>
          <table:table-cell office:value-type="float" office:value="0.007815805">
            <text:p>0.007815805</text:p>
          </table:table-cell>
          <table:table-cell office:value-type="float" office:value="1.001">
            <text:p>1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DirectoryWhileFileWithSameNameExists()</text:p>
          </table:table-cell>
          <table:table-cell office:value-type="float" office:value="0.007792381">
            <text:p>0.007792381</text:p>
          </table:table-cell>
          <table:table-cell office:value-type="float" office:value="0.998">
            <text:p>0.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init&gt;(nl.uva.vlet.vfs.cloud.CloudFileSystem, nl.uva.vlet.vrl.VRL)</text:p>
          </table:table-cell>
          <table:table-cell office:value-type="float" office:value="0.006871037">
            <text:p>0.006871037</text:p>
          </table:table-cell>
          <table:table-cell office:value-type="float" office:value="0.88">
            <text:p>0.88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nl.uva.vlet.vfs.test.testVFS.testZExceptionCreateFileDoNotIgnoreExisting()</text:p>
          </table:table-cell>
          <table:table-cell office:value-type="float" office:value="0.0064494056">
            <text:p>0.0064494056</text:p>
          </table:table-cell>
          <table:table-cell office:value-type="float" office:value="0.826">
            <text:p>0.8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FileWhileDirectoryWithSameNameExists()</text:p>
          </table:table-cell>
          <table:table-cell office:value-type="float" office:value="0.0061995494">
            <text:p>0.0061995494</text:p>
          </table:table-cell>
          <table:table-cell office:value-type="float" office:value="0.794">
            <text:p>0.7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SchemeNames()</text:p>
          </table:table-cell>
          <table:table-cell office:value-type="float" office:value="0.0059418855">
            <text:p>0.0059418855</text:p>
          </table:table-cell>
          <table:table-cell office:value-type="float" office:value="0.761">
            <text:p>0.7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&lt;init&gt;(nl.uva.vlet.vrs.VRSContext, nl.uva.vlet.vrs.ServerInfo)</text:p>
          </table:table-cell>
          <table:table-cell office:value-type="float" office:value="0.005816958">
            <text:p>0.005816958</text:p>
          </table:table-cell>
          <table:table-cell office:value-type="float" office:value="0.745">
            <text:p>0.7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block(com.google.common.util.concurrent.ListenableFuture)</text:p>
          </table:table-cell>
          <table:table-cell office:value-type="float" office:value="0.005465598">
            <text:p>0.005465598</text:p>
          </table:table-cell>
          <table:table-cell office:value-type="float" office:value="0.7">
            <text:p>0.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nl.uva.vlet.vfs.test.testVFS.testZZZRemoveTestDir()</text:p>
          </table:table-cell>
          <table:table-cell office:value-type="float" office:value="0.0049424623">
            <text:p>0.0049424623</text:p>
          </table:table-cell>
          <table:table-cell office:value-type="float" office:value="0.633">
            <text:p>0.6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pathFile()</text:p>
          </table:table-cell>
          <table:table-cell office:value-type="float" office:value="0.0048175342">
            <text:p>0.0048175342</text:p>
          </table:table-cell>
          <table:table-cell office:value-type="float" office:value="0.617">
            <text:p>0.6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CreateDirNotIgnoreExsting()</text:p>
          </table:table-cell>
          <table:table-cell office:value-type="float" office:value="0.004778494">
            <text:p>0.004778494</text:p>
          </table:table-cell>
          <table:table-cell office:value-type="float" office:value="0.612">
            <text:p>0.6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AsyncBlobStore()</text:p>
          </table:table-cell>
          <table:table-cell office:value-type="float" office:value="0.0047004144">
            <text:p>0.0047004144</text:p>
          </table:table-cell>
          <table:table-cell office:value-type="float" office:value="0.602">
            <text:p>0.60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nl.uva.vlet.vfs.test.testVFS.testVCommentable()</text:p>
          </table:table-cell>
          <table:table-cell office:value-type="float" office:value="0.004497406">
            <text:p>0.004497406</text:p>
          </table:table-cell>
          <table:table-cell office:value-type="float" office:value="0.576">
            <text:p>0.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ile()</text:p>
          </table:table-cell>
          <table:table-cell office:value-type="float" office:value="0.0042319344">
            <text:p>0.0042319344</text:p>
          </table:table-cell>
          <table:table-cell office:value-type="float" office:value="0.542">
            <text:p>0.5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File()</text:p>
          </table:table-cell>
          <table:table-cell office:value-type="float" office:value="0.0039352304">
            <text:p>0.0039352304</text:p>
          </table:table-cell>
          <table:table-cell office:value-type="float" office:value="0.504">
            <text:p>0.5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OutputStream(nl.uva.vlet.vrl.VRL)</text:p>
          </table:table-cell>
          <table:table-cell office:value-type="float" office:value="0.0035838706">
            <text:p>0.0035838706</text:p>
          </table:table-cell>
          <table:table-cell office:value-type="float" office:value="0.459">
            <text:p>0.45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File.&lt;init&gt;(nl.uva.vlet.vfs.VFileSystem, nl.uva.vlet.vrl.VRL)</text:p>
          </table:table-cell>
          <table:table-cell office:value-type="float" office:value="0.0035370227">
            <text:p>0.0035370227</text:p>
          </table:table-cell>
          <table:table-cell office:value-type="float" office:value="0.453">
            <text:p>0.45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nl.uva.vlet.vfs.test.testVFS.testFSCreateAndDeleteFile()</text:p>
          </table:table-cell>
          <table:table-cell office:value-type="float" office:value="0.0032793588">
            <text:p>0.0032793588</text:p>
          </table:table-cell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CLs()</text:p>
          </table:table-cell>
          <table:table-cell office:value-type="float" office:value="0.0032637427">
            <text:p>0.0032637427</text:p>
          </table:table-cell>
          <table:table-cell office:value-type="float" office:value="0.418">
            <text:p>0.4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Dir()</text:p>
          </table:table-cell>
          <table:table-cell office:value-type="float" office:value="0.0030138867">
            <text:p>0.0030138867</text:p>
          </table:table-cell>
          <table:table-cell office:value-type="float" office:value="0.386">
            <text:p>0.3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File()</text:p>
          </table:table-cell>
          <table:table-cell office:value-type="float" office:value="0.0028421108">
            <text:p>0.0028421108</text:p>
          </table:table-cell>
          <table:table-cell office:value-type="float" office:value="0.364">
            <text:p>0.3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WriteTruncates()</text:p>
          </table:table-cell>
          <table:table-cell office:value-type="float" office:value="0.002740607">
            <text:p>0.002740607</text:p>
          </table:table-cell>
          <table:table-cell office:value-type="float" office:value="0.351">
            <text:p>0.3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name(nl.uva.vlet.vfs.VDir, String, String)</text:p>
          </table:table-cell>
          <table:table-cell office:value-type="float" office:value="0.002685951">
            <text:p>0.002685951</text:p>
          </table:table-cell>
          <table:table-cell office:value-type="float" office:value="0.344">
            <text:p>0.3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CloudProperties()</text:p>
          </table:table-cell>
          <table:table-cell office:value-type="float" office:value="0.002303359">
            <text:p>0.002303359</text:p>
          </table:table-cell>
          <table:table-cell office:value-type="float" office:value="0.295">
            <text:p>0.2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ootExists()</text:p>
          </table:table-cell>
          <table:table-cell office:value-type="float" office:value="0.0021393911">
            <text:p>0.0021393911</text:p>
          </table:table-cell>
          <table:table-cell office:value-type="float" office:value="0.274">
            <text:p>0.2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Replicatable()</text:p>
          </table:table-cell>
          <table:table-cell office:value-type="float" office:value="0.0020691191">
            <text:p>0.0020691191</text:p>
          </table:table-cell>
          <table:table-cell office:value-type="float" office:value="0.265">
            <text:p>0.2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Length()</text:p>
          </table:table-cell>
          <table:table-cell office:value-type="float" office:value="0.0020144633">
            <text:p>0.0020144633</text:p>
          </table:table-cell>
          <table:table-cell office:value-type="float" office:value="0.258">
            <text:p>0.25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test.testVFS.testCreateAndRenameFile()</text:p>
          </table:table-cell>
          <table:table-cell office:value-type="float" office:value="0.0019676152">
            <text:p>0.0019676152</text:p>
          </table:table-cell>
          <table:table-cell office:value-type="float" office:value="0.252">
            <text:p>0.2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eleteFileWithSpaceAndListParentDir()</text:p>
          </table:table-cell>
          <table:table-cell office:value-type="float" office:value="0.0018817273">
            <text:p>0.0018817273</text:p>
          </table:table-cell>
          <table:table-cell office:value-type="float" office:value="0.241">
            <text:p>0.2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office:value-type="float" office:value="0.0016240634">
            <text:p>0.0016240634</text:p>
          </table:table-cell>
          <table:table-cell office:value-type="float" office:value="0.208">
            <text:p>0.20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nl.uva.vlet.vfs.cloud.CloudFSFactory.getName()</text:p>
          </table:table-cell>
          <table:table-cell office:value-type="float" office:value="0.0015928313">
            <text:p>0.0015928313</text:p>
          </table:table-cell>
          <table:table-cell office:value-type="float" office:value="0.204">
            <text:p>0.204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nl.uva.vlet.vfs.test.testVFS.testCreateAndDeleteFileWithSpace()</text:p>
          </table:table-cell>
          <table:table-cell office:value-type="float" office:value="0.0015303674">
            <text:p>0.0015303674</text:p>
          </table:table-cell>
          <table:table-cell office:value-type="float" office:value="0.196">
            <text:p>0.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ReadWriteSingleBytes()</text:p>
          </table:table-cell>
          <table:table-cell office:value-type="float" office:value="0.0015147515">
            <text:p>0.0015147515</text:p>
          </table:table-cell>
          <table:table-cell office:value-type="float" office:value="0.194">
            <text:p>0.1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DirWithSpace()</text:p>
          </table:table-cell>
          <table:table-cell office:value-type="float" office:value="0.0014679034">
            <text:p>0.0014679034</text:p>
          </table:table-cell>
          <table:table-cell office:value-type="float" office:value="0.188">
            <text:p>0.1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mv(nl.uva.vlet.vrl.VRL, String, boolean)</text:p>
          </table:table-cell>
          <table:table-cell office:value-type="float" office:value="0.0013195515">
            <text:p>0.0013195515</text:p>
          </table:table-cell>
          <table:table-cell office:value-type="float" office:value="0.169">
            <text:p>0.1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office:value-type="float" office:value="0.0012727035">
            <text:p>0.0012727035</text:p>
          </table:table-cell>
          <table:table-cell office:value-type="float" office:value="0.163">
            <text:p>0.16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nl.uva.vlet.vfs.cloud.CloudFile.create(boolean)</text:p>
          </table:table-cell>
          <table:table-cell office:value-type="float" office:value="0.0011555835">
            <text:p>0.0011555835</text:p>
          </table:table-cell>
          <table:table-cell office:value-type="float" office:value="0.148">
            <text:p>0.14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test.TestSettings.getTestLocation(String)</text:p>
          </table:table-cell>
          <table:table-cell office:value-type="float" office:value="0.0011555835">
            <text:p>0.0011555835</text:p>
          </table:table-cell>
          <table:table-cell office:value-type="float" office:value="0.148">
            <text:p>0.14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CreateAndRenameDir()</text:p>
          </table:table-cell>
          <table:table-cell office:value-type="float" office:value="0.0010931196">
            <text:p>0.0010931196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Location(String)</text:p>
          </table:table-cell>
          <table:table-cell office:value-type="float" office:value="0.0010931196">
            <text:p>0.0010931196</text:p>
          </table:table-cell>
          <table:table-cell office:value-type="float" office:value="0.14">
            <text:p>0.1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BlobStore.getRemoteLocation()</text:p>
          </table:table-cell>
          <table:table-cell office:value-type="float" office:value="0.0010696956">
            <text:p>0.0010696956</text:p>
          </table:table-cell>
          <table:table-cell office:value-type="float" office:value="0.137">
            <text:p>0.13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nl.uva.vlet.vfs.cloud.CloudFile.exists()</text:p>
          </table:table-cell>
          <table:table-cell office:value-type="float" office:value="0.0010696956">
            <text:p>0.0010696956</text:p>
          </table:table-cell>
          <table:table-cell office:value-type="float" office:value="0.137">
            <text:p>0.13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testVFS.testSetLength()</text:p>
          </table:table-cell>
          <table:table-cell office:value-type="float" office:value="0.0010696956">
            <text:p>0.0010696956</text:p>
          </table:table-cell>
          <table:table-cell office:value-type="float" office:value="0.137">
            <text:p>0.1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delete()</text:p>
          </table:table-cell>
          <table:table-cell table:style-name="ce1" office:value-type="string">
            <text:p>9.603836E-4</text:p>
          </table:table-cell>
          <table:table-cell office:value-type="float" office:value="0.123">
            <text:p>0.1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cloud.CloudOutputStream.write(int)</text:p>
          </table:table-cell>
          <table:table-cell table:style-name="ce1" office:value-type="string">
            <text:p>9.1353565E-4</text:p>
          </table:table-cell>
          <table:table-cell office:value-type="float" office:value="0.117">
            <text:p>0.1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l.uva.vlet.vfs.test.testVFS.testVUnixAttributes()</text:p>
          </table:table-cell>
          <table:table-cell table:style-name="ce1" office:value-type="string">
            <text:p>9.057277E-4</text:p>
          </table:table-cell>
          <table:table-cell office:value-type="float" office:value="0.116">
            <text:p>0.1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nextFilename(String)</text:p>
          </table:table-cell>
          <table:table-cell table:style-name="ce1" office:value-type="string">
            <text:p>9.057277E-4</text:p>
          </table:table-cell>
          <table:table-cell office:value-type="float" office:value="0.116">
            <text:p>0.1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nl.uva.vlet.vfs.cloud.CloudFile.getChecksum(String)</text:p>
          </table:table-cell>
          <table:table-cell table:style-name="ce1" office:value-type="string">
            <text:p>8.666877E-4</text:p>
          </table:table-cell>
          <table:table-cell office:value-type="float" office:value="0.111">
            <text:p>0.1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test.testVFS.testFileAttributes()</text:p>
          </table:table-cell>
          <table:table-cell table:style-name="ce1" office:value-type="string">
            <text:p>8.276477E-4</text:p>
          </table:table-cell>
          <table:table-cell office:value-type="float" office:value="0.106">
            <text:p>0.1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Bytes(nl.uva.vlet.vfs.VFile, long, byte[])</text:p>
          </table:table-cell>
          <table:table-cell table:style-name="ce1" office:value-type="string">
            <text:p>8.120317E-4</text:p>
          </table:table-cell>
          <table:table-cell office:value-type="float" office:value="0.104">
            <text:p>0.1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cloud.CloudFile.getOutputStream()</text:p>
          </table:table-cell>
          <table:table-cell table:style-name="ce1" office:value-type="string">
            <text:p>7.886077E-4</text:p>
          </table:table-cell>
          <table:table-cell office:value-type="float" office:value="0.101">
            <text:p>0.1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Dir.create(boolean)</text:p>
          </table:table-cell>
          <table:table-cell table:style-name="ce1" office:value-type="string">
            <text:p>7.651837E-4</text:p>
          </table:table-cell>
          <table:table-cell office:value-type="float" office:value="0.098">
            <text:p>0.09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test.testVFS.testCreateAndDeleteSubDir()</text:p>
          </table:table-cell>
          <table:table-cell table:style-name="ce1" office:value-type="string">
            <text:p>7.261437E-4</text:p>
          </table:table-cell>
          <table:table-cell office:value-type="float" office:value="0.093">
            <text:p>0.0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Dir()</text:p>
          </table:table-cell>
          <table:table-cell table:style-name="ce1" office:value-type="string">
            <text:p>7.1833574E-4</text:p>
          </table:table-cell>
          <table:table-cell office:value-type="float" office:value="0.092">
            <text:p>0.0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&lt;init&gt;()</text:p>
          </table:table-cell>
          <table:table-cell table:style-name="ce1" office:value-type="string">
            <text:p>7.027197E-4</text:p>
          </table:table-cell>
          <table:table-cell office:value-type="float" office:value="0.09">
            <text:p>0.0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ReadWriteRandomBytes()</text:p>
          </table:table-cell>
          <table:table-cell table:style-name="ce1" office:value-type="string">
            <text:p>6.5587176E-4</text:p>
          </table:table-cell>
          <table:table-cell office:value-type="float" office:value="0.084">
            <text:p>0.0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message(String)</text:p>
          </table:table-cell>
          <table:table-cell table:style-name="ce1" office:value-type="string">
            <text:p>6.324478E-4</text:p>
          </table:table-cell>
          <table:table-cell office:value-type="float" office:value="0.081">
            <text:p>0.08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nl.uva.vlet.vfs.cloud.CloudOutputStream.&lt;clinit&gt;</text:p>
          </table:table-cell>
          <table:table-cell table:style-name="ce1" office:value-type="string">
            <text:p>4.2943982E-4</text:p>
          </table:table-cell>
          <table:table-cell office:value-type="float" office:value="0.055">
            <text:p>0.0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rename(String, boolean)</text:p>
          </table:table-cell>
          <table:table-cell table:style-name="ce1" office:value-type="string">
            <text:p>4.2943982E-4</text:p>
          </table:table-cell>
          <table:table-cell office:value-type="float" office:value="0.055">
            <text:p>0.0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.getInputStream()</text:p>
          </table:table-cell>
          <table:table-cell table:style-name="ce1" office:value-type="string">
            <text:p>3.9820783E-4</text:p>
          </table:table-cell>
          <table:table-cell office:value-type="float" office:value="0.051">
            <text:p>0.05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FileSystem$1.&lt;clinit&gt;</text:p>
          </table:table-cell>
          <table:table-cell table:style-name="ce1" office:value-type="string">
            <text:p>3.9039986E-4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delete(boolean)</text:p>
          </table:table-cell>
          <table:table-cell table:style-name="ce1" office:value-type="string">
            <text:p>3.9039986E-4</text:p>
          </table:table-cell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nl.uva.vlet.vfs.cloud.CloudOutputStream.flush()</text:p>
          </table:table-cell>
          <table:table-cell table:style-name="ce1" office:value-type="string">
            <text:p>3.9039986E-4</text:p>
          </table:table-cell>
          <table:table-cell office:value-type="float" office:value="0.05">
            <text:p>0.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nl.uva.vlet.vfs.cloud.CloudConstants.&lt;clinit&gt;</text:p>
          </table:table-cell>
          <table:table-cell table:style-name="ce1" office:value-type="string">
            <text:p>3.6697584E-4</text:p>
          </table:table-cell>
          <table:table-cell office:value-type="float" office:value="0.047">
            <text:p>0.0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clinit&gt;</text:p>
          </table:table-cell>
          <table:table-cell table:style-name="ce1" office:value-type="string">
            <text:p>3.2793588E-4</text:p>
          </table:table-cell>
          <table:table-cell office:value-type="float" office:value="0.042">
            <text:p>0.0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list()</text:p>
          </table:table-cell>
          <table:table-cell table:style-name="ce1" office:value-type="string">
            <text:p>3.2012787E-4</text:p>
          </table:table-cell>
          <table:table-cell office:value-type="float" office:value="0.041">
            <text:p>0.04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RenameWithSpaces()</text:p>
          </table:table-cell>
          <table:table-cell table:style-name="ce1" office:value-type="string">
            <text:p>2.1081592E-4</text:p>
          </table:table-cell>
          <table:table-cell office:value-type="float" office:value="0.027">
            <text:p>0.0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Default()</text:p>
          </table:table-cell>
          <table:table-cell table:style-name="ce1" office:value-type="string">
            <text:p>1.9519993E-4</text:p>
          </table:table-cell>
          <table:table-cell office:value-type="float" office:value="0.025">
            <text:p>0.0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createFile(nl.uva.vlet.vfs.VFileSystem, nl.uva.vlet.vrl.VRL, boolean)</text:p>
          </table:table-cell>
          <table:table-cell table:style-name="ce1" office:value-type="string">
            <text:p>1.5615993E-4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Dir(nl.uva.vlet.vfs.VFileSystem, nl.uva.vlet.vrl.VRL, boolean)</text:p>
          </table:table-cell>
          <table:table-cell table:style-name="ce1" office:value-type="string">
            <text:p>1.5615993E-4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X3rdPartyTwoServers()</text:p>
          </table:table-cell>
          <table:table-cell table:style-name="ce1" office:value-type="string">
            <text:p>1.4054394E-4</text:p>
          </table:table-cell>
          <table:table-cell office:value-type="float" office:value="0.018">
            <text:p>0.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()</text:p>
          </table:table-cell>
          <table:table-cell table:style-name="ce1" office:value-type="string">
            <text:p>1.2492794E-4</text:p>
          </table:table-cell>
          <table:table-cell office:value-type="float" office:value="0.016">
            <text:p>0.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Local()</text:p>
          </table:table-cell>
          <table:table-cell table:style-name="ce1" office:value-type="string">
            <text:p>1.17119955E-4</text:p>
          </table:table-cell>
          <table:table-cell office:value-type="float" office:value="0.015">
            <text:p>0.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Remote()</text:p>
          </table:table-cell>
          <table:table-cell table:style-name="ce1" office:value-type="string">
            <text:p>1.0931196E-4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clinit&gt;</text:p>
          </table:table-cell>
          <table:table-cell table:style-name="ce1" office:value-type="string">
            <text:p>9.369596E-5</text:p>
          </table:table-cell>
          <table:table-cell office:value-type="float" office:value="0.012">
            <text:p>0.0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ChecksumTypes()</text:p>
          </table:table-cell>
          <table:table-cell table:style-name="ce1" office:value-type="string">
            <text:p>9.369596E-5</text:p>
          </table:table-cell>
          <table:table-cell office:value-type="float" office:value="0.012">
            <text:p>0.0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rename(String, boolean)</text:p>
          </table:table-cell>
          <table:table-cell table:style-name="ce1" office:value-type="string">
            <text:p>7.027197E-5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RegressionStreamWrite32KBug()</text:p>
          </table:table-cell>
          <table:table-cell table:style-name="ce1" office:value-type="string">
            <text:p>7.027197E-5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clinit&gt;</text:p>
          </table:table-cell>
          <table:table-cell table:style-name="ce1" office:value-type="string">
            <text:p>5.465598E-5</text:p>
          </table:table-cell>
          <table:table-cell office:value-type="float" office:value="0.007">
            <text:p>0.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&lt;init&gt;()</text:p>
          </table:table-cell>
          <table:table-cell table:style-name="ce1" office:value-type="string">
            <text:p>5.465598E-5</text:p>
          </table:table-cell>
          <table:table-cell office:value-type="float" office:value="0.007">
            <text:p>0.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Reverse()</text:p>
          </table:table-cell>
          <table:table-cell table:style-name="ce1" office:value-type="string">
            <text:p>3.9039984E-5</text:p>
          </table:table-cell>
          <table:table-cell office:value-type="float" office:value="0.005">
            <text:p>0.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Reverse()</text:p>
          </table:table-cell>
          <table:table-cell table:style-name="ce1" office:value-type="string">
            <text:p>3.1231986E-5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Local()</text:p>
          </table:table-cell>
          <table:table-cell table:style-name="ce1" office:value-type="string">
            <text:p>1.5615993E-5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Remote()</text:p>
          </table:table-cell>
          <table:table-cell table:style-name="ce1" office:value-type="string">
            <text:p>7.807997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debug(String)</text:p>
          </table:table-cell>
          <table:table-cell table:style-name="ce1" office:value-type="string">
            <text:p>7.807997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DefaultHom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SUM([.B2:.B149])" office:value-type="float" office:value="99.9836292205">
            <text:p>99.9836292205</text:p>
          </table:table-cell>
          <table:table-cell table:formula="of:=SUM([.C2:.C149])" office:value-type="float" office:value="12807.382">
            <text:p>12807.382</text:p>
          </table:table-cell>
          <table:table-cell table:formula="of:=SUM([.D2:.D149])" office:value-type="float" office:value="5754">
            <text:p>5754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string">
            <text:p>Hot Spots - Method</text:p>
          </table:table-cell>
          <table:table-cell office:value-type="string">
            <text:p>Self time [%]</text:p>
          </table:table-cell>
          <table:table-cell office:value-type="string">
            <text:p>Self time ms</text:p>
          </table:table-cell>
          <table:table-cell office:value-type="string">
            <text:p>Invocations</text:p>
          </table:table-cell>
        </table:table-row>
        <table:table-row table:style-name="ro1">
          <table:table-cell office:value-type="string">
            <text:p>nl.uva.vlet.vfs.cloud.CloudOutputStream.getBlobStoreContext()</text:p>
          </table:table-cell>
          <table:table-cell office:value-type="float" office:value="25.651178">
            <text:p>25.651178</text:p>
          </table:table-cell>
          <table:table-cell office:value-type="float" office:value="3169.183">
            <text:p>3169.1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nl.uva.vlet.vfs.test.testVFS.setUp()</text:p>
          </table:table-cell>
          <table:table-cell office:value-type="float" office:value="23.303846">
            <text:p>23.303846</text:p>
          </table:table-cell>
          <table:table-cell office:value-type="float" office:value="2879.172">
            <text:p>2879.17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System.getBlobStoreContext()</text:p>
          </table:table-cell>
          <table:table-cell office:value-type="float" office:value="13.942888">
            <text:p>13.942888</text:p>
          </table:table-cell>
          <table:table-cell office:value-type="float" office:value="1722.633">
            <text:p>1722.633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nl.uva.vlet.vfs.cloud.CloudFSFactory.updateServerInfo(nl.uva.vlet.vrs.VRSContext, nl.uva.vlet.vrs.ServerInfo, nl.uva.vlet.vrl.VRL)</text:p>
          </table:table-cell>
          <table:table-cell office:value-type="float" office:value="7.847488">
            <text:p>7.847488</text:p>
          </table:table-cell>
          <table:table-cell office:value-type="float" office:value="969.551">
            <text:p>969.55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nl.uva.vlet.vfs.cloud.CloudFileSystem.queryPath(nl.uva.vlet.vrl.VRL)</text:p>
          </table:table-cell>
          <table:table-cell office:value-type="float" office:value="3.9771194">
            <text:p>3.9771194</text:p>
          </table:table-cell>
          <table:table-cell office:value-type="float" office:value="491.37">
            <text:p>491.3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nl.uva.vlet.vfs.test.testBlobStore.suite()</text:p>
          </table:table-cell>
          <table:table-cell office:value-type="float" office:value="3.940373">
            <text:p>3.940373</text:p>
          </table:table-cell>
          <table:table-cell office:value-type="float" office:value="486.83">
            <text:p>486.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writeData()</text:p>
          </table:table-cell>
          <table:table-cell office:value-type="float" office:value="3.5267725">
            <text:p>3.5267725</text:p>
          </table:table-cell>
          <table:table-cell office:value-type="float" office:value="435.73">
            <text:p>435.7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nl.uva.vlet.vfs.cloud.CloudFileSystem.ls(nl.uva.vlet.vrl.VRL)</text:p>
          </table:table-cell>
          <table:table-cell office:value-type="float" office:value="3.0287766">
            <text:p>3.0287766</text:p>
          </table:table-cell>
          <table:table-cell office:value-type="float" office:value="374.203">
            <text:p>374.20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Move10MBForthAndBack()</text:p>
          </table:table-cell>
          <table:table-cell office:value-type="float" office:value="2.0063584">
            <text:p>2.0063584</text:p>
          </table:table-cell>
          <table:table-cell office:value-type="float" office:value="247.884">
            <text:p>247.8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Read()</text:p>
          </table:table-cell>
          <table:table-cell office:value-type="float" office:value="1.5949999">
            <text:p>1.5949999</text:p>
          </table:table-cell>
          <table:table-cell office:value-type="float" office:value="197.061">
            <text:p>197.0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InputStream(nl.uva.vlet.vrl.VRL)</text:p>
          </table:table-cell>
          <table:table-cell office:value-type="float" office:value="1.4679737">
            <text:p>1.4679737</text:p>
          </table:table-cell>
          <table:table-cell office:value-type="float" office:value="181.367">
            <text:p>181.36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cloud.CloudFileSystem.exists(nl.uva.vlet.vrl.VRL, org.jclouds.blobstore.domain.StorageType)</text:p>
          </table:table-cell>
          <table:table-cell office:value-type="float" office:value="1.4024613">
            <text:p>1.4024613</text:p>
          </table:table-cell>
          <table:table-cell office:value-type="float" office:value="173.273">
            <text:p>173.27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nl.uva.vlet.vfs.test.testVFS.testStreamWrite()</text:p>
          </table:table-cell>
          <table:table-cell office:value-type="float" office:value="1.2861352">
            <text:p>1.2861352</text:p>
          </table:table-cell>
          <table:table-cell office:value-type="float" office:value="158.901">
            <text:p>158.9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m(nl.uva.vlet.vrl.VRL)</text:p>
          </table:table-cell>
          <table:table-cell office:value-type="float" office:value="0.81376475">
            <text:p>0.81376475</text:p>
          </table:table-cell>
          <table:table-cell office:value-type="float" office:value="100.54">
            <text:p>100.5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nl.uva.vlet.vfs.cloud.CloudOutputStream.write(byte[], int, int)</text:p>
          </table:table-cell>
          <table:table-cell office:value-type="float" office:value="0.7005224">
            <text:p>0.7005224</text:p>
          </table:table-cell>
          <table:table-cell office:value-type="float" office:value="86.549">
            <text:p>86.549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nl.uva.vlet.vfs.test.testVFS.testSetGetSimpleContentsExistingFile()</text:p>
          </table:table-cell>
          <table:table-cell office:value-type="float" office:value="0.6428774">
            <text:p>0.6428774</text:p>
          </table:table-cell>
          <table:table-cell office:value-type="float" office:value="79.427">
            <text:p>79.4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touch(nl.uva.vlet.vrl.VRL, boolean)</text:p>
          </table:table-cell>
          <table:table-cell office:value-type="float" office:value="0.63022655">
            <text:p>0.63022655</text:p>
          </table:table-cell>
          <table:table-cell office:value-type="float" office:value="77.864">
            <text:p>77.86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nl.uva.vlet.vfs.test.testBlobStore.main(String[])</text:p>
          </table:table-cell>
          <table:table-cell office:value-type="float" office:value="0.60834056">
            <text:p>0.60834056</text:p>
          </table:table-cell>
          <table:table-cell office:value-type="float" office:value="75.16">
            <text:p>75.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verbose(int, String)</text:p>
          </table:table-cell>
          <table:table-cell office:value-type="float" office:value="0.58532137">
            <text:p>0.58532137</text:p>
          </table:table-cell>
          <table:table-cell office:value-type="float" office:value="72.316">
            <text:p>72.31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nl.uva.vlet.vfs.cloud.CloudFileSystem.mkdir(nl.uva.vlet.vrl.VRL, boolean)</text:p>
          </table:table-cell>
          <table:table-cell office:value-type="float" office:value="0.31890935">
            <text:p>0.31890935</text:p>
          </table:table-cell>
          <table:table-cell office:value-type="float" office:value="39.401">
            <text:p>39.40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cloud.CloudFileSystem.getContainerAndPath(nl.uva.vlet.vrl.VRL)</text:p>
          </table:table-cell>
          <table:table-cell office:value-type="float" office:value="0.25855282">
            <text:p>0.25855282</text:p>
          </table:table-cell>
          <table:table-cell office:value-type="float" office:value="31.944">
            <text:p>31.944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nl.uva.vlet.vfs.test.testVFS.testX3rdPartyTransfer(nl.uva.vlet.vrl.VRL, nl.uva.vlet.vrl.VRL, String, String, boolean)</text:p>
          </table:table-cell>
          <table:table-cell office:value-type="float" office:value="0.23546891">
            <text:p>0.23546891</text:p>
          </table:table-cell>
          <table:table-cell office:value-type="float" office:value="29.092">
            <text:p>29.0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test.testVFS.testReadWriteBytes()</text:p>
          </table:table-cell>
          <table:table-cell office:value-type="float" office:value="0.21971">
            <text:p>0.21971</text:p>
          </table:table-cell>
          <table:table-cell office:value-type="float" office:value="27.145">
            <text:p>27.1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init&gt;()</text:p>
          </table:table-cell>
          <table:table-cell office:value-type="float" office:value="0.20214616">
            <text:p>0.20214616</text:p>
          </table:table-cell>
          <table:table-cell office:value-type="float" office:value="24.975">
            <text:p>24.97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SetGetSimpleContentsNewFile()</text:p>
          </table:table-cell>
          <table:table-cell office:value-type="float" office:value="0.19039376">
            <text:p>0.19039376</text:p>
          </table:table-cell>
          <table:table-cell office:value-type="float" office:value="23.523">
            <text:p>23.5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emovePrefix(String)</text:p>
          </table:table-cell>
          <table:table-cell office:value-type="float" office:value="0.12627356">
            <text:p>0.12627356</text:p>
          </table:table-cell>
          <table:table-cell office:value-type="float" office:value="15.601">
            <text:p>15.601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nl.uva.vlet.vfs.cloud.CloudFSFactory.createNewFileSystem(nl.uva.vlet.vrs.VRSContext, nl.uva.vlet.vrs.ServerInfo, nl.uva.vlet.vrl.VRL)</text:p>
          </table:table-cell>
          <table:table-cell office:value-type="float" office:value="0.12280126">
            <text:p>0.12280126</text:p>
          </table:table-cell>
          <table:table-cell office:value-type="float" office:value="15.172">
            <text:p>15.1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DirToRemote()</text:p>
          </table:table-cell>
          <table:table-cell office:value-type="float" office:value="0.11651227">
            <text:p>0.11651227</text:p>
          </table:table-cell>
          <table:table-cell office:value-type="float" office:value="14.395">
            <text:p>14.3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PrintInfo()</text:p>
          </table:table-cell>
          <table:table-cell office:value-type="float" office:value="0.091283455">
            <text:p>0.091283455</text:p>
          </table:table-cell>
          <table:table-cell office:value-type="float" office:value="11.278">
            <text:p>11.2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&lt;clinit&gt;</text:p>
          </table:table-cell>
          <table:table-cell office:value-type="float" office:value="0.078503124">
            <text:p>0.078503124</text:p>
          </table:table-cell>
          <table:table-cell office:value-type="float" office:value="9.699">
            <text:p>9.6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TildeExpansion()</text:p>
          </table:table-cell>
          <table:table-cell office:value-type="float" office:value="0.07809033">
            <text:p>0.07809033</text:p>
          </table:table-cell>
          <table:table-cell office:value-type="float" office:value="9.648">
            <text:p>9.6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&lt;clinit&gt;</text:p>
          </table:table-cell>
          <table:table-cell office:value-type="float" office:value="0.06941363">
            <text:p>0.06941363</text:p>
          </table:table-cell>
          <table:table-cell office:value-type="float" office:value="8.576">
            <text:p>8.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getServerInfo()</text:p>
          </table:table-cell>
          <table:table-cell office:value-type="float" office:value="0.0675844">
            <text:p>0.0675844</text:p>
          </table:table-cell>
          <table:table-cell office:value-type="float" office:value="8.35">
            <text:p>8.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Path(nl.uva.vlet.vrl.VRL)</text:p>
          </table:table-cell>
          <table:table-cell office:value-type="float" office:value="0.06533428">
            <text:p>0.06533428</text:p>
          </table:table-cell>
          <table:table-cell office:value-type="float" office:value="8.072">
            <text:p>8.0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nl.uva.vlet.vfs.test.testVFS.testVFSNodeAttributes(nl.uva.vlet.vfs.VFSNode)</text:p>
          </table:table-cell>
          <table:table-cell office:value-type="float" office:value="0.06360218">
            <text:p>0.06360218</text:p>
          </table:table-cell>
          <table:table-cell office:value-type="float" office:value="7.858">
            <text:p>7.8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opyEmptyDir()</text:p>
          </table:table-cell>
          <table:table-cell office:value-type="float" office:value="0.05875391">
            <text:p>0.05875391</text:p>
          </table:table-cell>
          <table:table-cell office:value-type="float" office:value="7.259">
            <text:p>7.2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&lt;init&gt;()</text:p>
          </table:table-cell>
          <table:table-cell office:value-type="float" office:value="0.05787977">
            <text:p>0.05787977</text:p>
          </table:table-cell>
          <table:table-cell office:value-type="float" office:value="7.151">
            <text:p>7.1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Dir()</text:p>
          </table:table-cell>
          <table:table-cell office:value-type="float" office:value="0.051364146">
            <text:p>0.051364146</text:p>
          </table:table-cell>
          <table:table-cell office:value-type="float" office:value="6.346">
            <text:p>6.3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irPermissionDenied()</text:p>
          </table:table-cell>
          <table:table-cell office:value-type="float" office:value="0.04739002">
            <text:p>0.04739002</text:p>
          </table:table-cell>
          <table:table-cell office:value-type="float" office:value="5.855">
            <text:p>5.8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&lt;init&gt;(String, String, String, java.util.Properties)</text:p>
          </table:table-cell>
          <table:table-cell office:value-type="float" office:value="0.044055317">
            <text:p>0.044055317</text:p>
          </table:table-cell>
          <table:table-cell office:value-type="float" office:value="5.443">
            <text:p>5.44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nl.uva.vlet.vfs.test.testVFS.testListDirFiltered()</text:p>
          </table:table-cell>
          <table:table-cell office:value-type="float" office:value="0.04196708">
            <text:p>0.04196708</text:p>
          </table:table-cell>
          <table:table-cell office:value-type="float" office:value="5.185">
            <text:p>5.1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Exists()</text:p>
          </table:table-cell>
          <table:table-cell office:value-type="float" office:value="0.03745066">
            <text:p>0.03745066</text:p>
          </table:table-cell>
          <table:table-cell office:value-type="float" office:value="4.627">
            <text:p>4.6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lias()</text:p>
          </table:table-cell>
          <table:table-cell office:value-type="float" office:value="0.0281831">
            <text:p>0.0281831</text:p>
          </table:table-cell>
          <table:table-cell office:value-type="float" office:value="3.482">
            <text:p>3.4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debug(String)</text:p>
          </table:table-cell>
          <table:table-cell office:value-type="float" office:value="0.02727658">
            <text:p>0.02727658</text:p>
          </table:table-cell>
          <table:table-cell office:value-type="float" office:value="3.37">
            <text:p>3.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test.testVFS.testCopyMoveToRemote(boolean)</text:p>
          </table:table-cell>
          <table:table-cell office:value-type="float" office:value="0.02267922">
            <text:p>0.02267922</text:p>
          </table:table-cell>
          <table:table-cell office:value-type="float" office:value="2.802">
            <text:p>2.8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newFile(nl.uva.vlet.vrl.VRL)</text:p>
          </table:table-cell>
          <table:table-cell office:value-type="float" office:value="0.019417362">
            <text:p>0.019417362</text:p>
          </table:table-cell>
          <table:table-cell office:value-type="float" office:value="2.399">
            <text:p>2.399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nl.uva.vlet.vfs.cloud.CloudFileSystem.newDir(nl.uva.vlet.vrl.VRL)</text:p>
          </table:table-cell>
          <table:table-cell office:value-type="float" office:value="0.018956007">
            <text:p>0.018956007</text:p>
          </table:table-cell>
          <table:table-cell office:value-type="float" office:value="2.342">
            <text:p>2.34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nl.uva.vlet.vfs.cloud.CloudOutputStream.close()</text:p>
          </table:table-cell>
          <table:table-cell office:value-type="float" office:value="0.018931726">
            <text:p>0.018931726</text:p>
          </table:table-cell>
          <table:table-cell office:value-type="float" office:value="2.339">
            <text:p>2.33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nl.uva.vlet.vfs.test.testVFS.testCopyMoveToLocal(boolean)</text:p>
          </table:table-cell>
          <table:table-cell office:value-type="float" office:value="0.018834598">
            <text:p>0.018834598</text:p>
          </table:table-cell>
          <table:table-cell office:value-type="float" office:value="2.327">
            <text:p>2.3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reateAndDeleteRecursiveDir()</text:p>
          </table:table-cell>
          <table:table-cell office:value-type="float" office:value="0.015766995">
            <text:p>0.015766995</text:p>
          </table:table-cell>
          <table:table-cell office:value-type="float" office:value="1.948">
            <text:p>1.9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RandomReader()</text:p>
          </table:table-cell>
          <table:table-cell office:value-type="float" office:value="0.015653681">
            <text:p>0.015653681</text:p>
          </table:table-cell>
          <table:table-cell office:value-type="float" office:value="1.934">
            <text:p>1.9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Iterator()</text:p>
          </table:table-cell>
          <table:table-cell office:value-type="float" office:value="0.014026798">
            <text:p>0.014026798</text:p>
          </table:table-cell>
          <table:table-cell office:value-type="float" office:value="1.733">
            <text:p>1.7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&lt;init&gt;()</text:p>
          </table:table-cell>
          <table:table-cell office:value-type="float" office:value="0.013492598">
            <text:p>0.013492598</text:p>
          </table:table-cell>
          <table:table-cell office:value-type="float" office:value="1.667">
            <text:p>1.66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ZZZRemoveTestDir()</text:p>
          </table:table-cell>
          <table:table-cell office:value-type="float" office:value="0.012124723">
            <text:p>0.012124723</text:p>
          </table:table-cell>
          <table:table-cell office:value-type="float" office:value="1.498">
            <text:p>1.4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andomReadable()</text:p>
          </table:table-cell>
          <table:table-cell office:value-type="float" office:value="0.011655274">
            <text:p>0.011655274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exists()</text:p>
          </table:table-cell>
          <table:table-cell office:value-type="float" office:value="0.008458167">
            <text:p>0.008458167</text:p>
          </table:table-cell>
          <table:table-cell office:value-type="float" office:value="1.045">
            <text:p>1.04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nl.uva.vlet.vfs.test.testVFS.testCreateAndDeleteFullpathFile()</text:p>
          </table:table-cell>
          <table:table-cell office:value-type="float" office:value="0.00813441">
            <text:p>0.00813441</text:p>
          </table:table-cell>
          <table:table-cell office:value-type="float" office:value="1.005">
            <text:p>1.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init&gt;(nl.uva.vlet.vfs.cloud.CloudFileSystem, nl.uva.vlet.vrl.VRL)</text:p>
          </table:table-cell>
          <table:table-cell office:value-type="float" office:value="0.007980625">
            <text:p>0.007980625</text:p>
          </table:table-cell>
          <table:table-cell office:value-type="float" office:value="0.986">
            <text:p>0.986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nl.uva.vlet.vfs.test.testVFS.testZCreateFileWhileDirectoryWithSameNameExists()</text:p>
          </table:table-cell>
          <table:table-cell office:value-type="float" office:value="0.0072521702">
            <text:p>0.0072521702</text:p>
          </table:table-cell>
          <table:table-cell office:value-type="float" office:value="0.896">
            <text:p>0.8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SchemeNames()</text:p>
          </table:table-cell>
          <table:table-cell office:value-type="float" office:value="0.00698507">
            <text:p>0.00698507</text:p>
          </table:table-cell>
          <table:table-cell office:value-type="float" office:value="0.863">
            <text:p>0.8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getResourceType(org.jclouds.blobstore.domain.StorageType, nl.uva.vlet.vrl.VRL)</text:p>
          </table:table-cell>
          <table:table-cell office:value-type="float" office:value="0.0069284127">
            <text:p>0.0069284127</text:p>
          </table:table-cell>
          <table:table-cell office:value-type="float" office:value="0.856">
            <text:p>0.85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nl.uva.vlet.vfs.cloud.CloudFileSystem.&lt;init&gt;(nl.uva.vlet.vrs.VRSContext, nl.uva.vlet.vrs.ServerInfo)</text:p>
          </table:table-cell>
          <table:table-cell office:value-type="float" office:value="0.006499434">
            <text:p>0.006499434</text:p>
          </table:table-cell>
          <table:table-cell office:value-type="float" office:value="0.803">
            <text:p>0.8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Commentable()</text:p>
          </table:table-cell>
          <table:table-cell office:value-type="float" office:value="0.005981422">
            <text:p>0.005981422</text:p>
          </table:table-cell>
          <table:table-cell office:value-type="float" office:value="0.739">
            <text:p>0.7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ile()</text:p>
          </table:table-cell>
          <table:table-cell office:value-type="float" office:value="0.0057709794">
            <text:p>0.0057709794</text:p>
          </table:table-cell>
          <table:table-cell office:value-type="float" office:value="0.713">
            <text:p>0.7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File()</text:p>
          </table:table-cell>
          <table:table-cell office:value-type="float" office:value="0.0047835186">
            <text:p>0.0047835186</text:p>
          </table:table-cell>
          <table:table-cell office:value-type="float" office:value="0.591">
            <text:p>0.5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block(com.google.common.util.concurrent.ListenableFuture)</text:p>
          </table:table-cell>
          <table:table-cell office:value-type="float" office:value="0.004751143">
            <text:p>0.004751143</text:p>
          </table:table-cell>
          <table:table-cell office:value-type="float" office:value="0.587">
            <text:p>0.587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nl.uva.vlet.vfs.test.testVFS._testStreamWrite(int)</text:p>
          </table:table-cell>
          <table:table-cell office:value-type="float" office:value="0.0046863914">
            <text:p>0.0046863914</text:p>
          </table:table-cell>
          <table:table-cell office:value-type="float" office:value="0.579">
            <text:p>0.5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getAsyncBlobStore()</text:p>
          </table:table-cell>
          <table:table-cell office:value-type="float" office:value="0.0045245127">
            <text:p>0.0045245127</text:p>
          </table:table-cell>
          <table:table-cell office:value-type="float" office:value="0.559">
            <text:p>0.559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nl.uva.vlet.vfs.test.testVFS.testZExceptionsExistingDir()</text:p>
          </table:table-cell>
          <table:table-cell office:value-type="float" office:value="0.0038284338">
            <text:p>0.0038284338</text:p>
          </table:table-cell>
          <table:table-cell office:value-type="float" office:value="0.473">
            <text:p>0.4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OutputStream(nl.uva.vlet.vrl.VRL)</text:p>
          </table:table-cell>
          <table:table-cell office:value-type="float" office:value="0.0034723002">
            <text:p>0.0034723002</text:p>
          </table:table-cell>
          <table:table-cell office:value-type="float" office:value="0.429">
            <text:p>0.42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nl.uva.vlet.vfs.test.testVFS.testZCreateDirectoryWhileFileWithSameNameExists()</text:p>
          </table:table-cell>
          <table:table-cell office:value-type="float" office:value="0.0034723002">
            <text:p>0.0034723002</text:p>
          </table:table-cell>
          <table:table-cell office:value-type="float" office:value="0.429">
            <text:p>0.4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init&gt;(nl.uva.vlet.vfs.VFileSystem, nl.uva.vlet.vrl.VRL)</text:p>
          </table:table-cell>
          <table:table-cell office:value-type="float" office:value="0.0034237367">
            <text:p>0.0034237367</text:p>
          </table:table-cell>
          <table:table-cell office:value-type="float" office:value="0.423">
            <text:p>0.42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nl.uva.vlet.vfs.test.testVFS.testCreateAndDeleteFileWithSpace()</text:p>
          </table:table-cell>
          <table:table-cell office:value-type="float" office:value="0.0031242608">
            <text:p>0.0031242608</text:p>
          </table:table-cell>
          <table:table-cell office:value-type="float" office:value="0.386">
            <text:p>0.3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File()</text:p>
          </table:table-cell>
          <table:table-cell office:value-type="float" office:value="0.0030918852">
            <text:p>0.0030918852</text:p>
          </table:table-cell>
          <table:table-cell office:value-type="float" office:value="0.382">
            <text:p>0.3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ootExists()</text:p>
          </table:table-cell>
          <table:table-cell office:value-type="float" office:value="0.0028814427">
            <text:p>0.0028814427</text:p>
          </table:table-cell>
          <table:table-cell office:value-type="float" office:value="0.356">
            <text:p>0.3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Dir()</text:p>
          </table:table-cell>
          <table:table-cell office:value-type="float" office:value="0.0028490669">
            <text:p>0.0028490669</text:p>
          </table:table-cell>
          <table:table-cell office:value-type="float" office:value="0.352">
            <text:p>0.3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eleteFileWithSpaceAndListParentDir()</text:p>
          </table:table-cell>
          <table:table-cell office:value-type="float" office:value="0.0026467184">
            <text:p>0.0026467184</text:p>
          </table:table-cell>
          <table:table-cell office:value-type="float" office:value="0.327">
            <text:p>0.3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WriteTruncates()</text:p>
          </table:table-cell>
          <table:table-cell office:value-type="float" office:value="0.0025576851">
            <text:p>0.0025576851</text:p>
          </table:table-cell>
          <table:table-cell office:value-type="float" office:value="0.316">
            <text:p>0.3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CloudProperties()</text:p>
          </table:table-cell>
          <table:table-cell office:value-type="float" office:value="0.0024686519">
            <text:p>0.0024686519</text:p>
          </table:table-cell>
          <table:table-cell office:value-type="float" office:value="0.305">
            <text:p>0.3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CLs()</text:p>
          </table:table-cell>
          <table:table-cell office:value-type="float" office:value="0.0022824912">
            <text:p>0.0022824912</text:p>
          </table:table-cell>
          <table:table-cell office:value-type="float" office:value="0.282">
            <text:p>0.2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Replicatable()</text:p>
          </table:table-cell>
          <table:table-cell office:value-type="float" office:value="0.0022501154">
            <text:p>0.0022501154</text:p>
          </table:table-cell>
          <table:table-cell office:value-type="float" office:value="0.278">
            <text:p>0.2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CreateDirNotIgnoreExsting()</text:p>
          </table:table-cell>
          <table:table-cell office:value-type="float" office:value="0.0020720486">
            <text:p>0.0020720486</text:p>
          </table:table-cell>
          <table:table-cell office:value-type="float" office:value="0.256">
            <text:p>0.2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Length()</text:p>
          </table:table-cell>
          <table:table-cell office:value-type="float" office:value="0.0018939821">
            <text:p>0.0018939821</text:p>
          </table:table-cell>
          <table:table-cell office:value-type="float" office:value="0.234">
            <text:p>0.2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test.testVFS.testCreateAndDeleteDirWithSpace()</text:p>
          </table:table-cell>
          <table:table-cell office:value-type="float" office:value="0.0017725729">
            <text:p>0.0017725729</text:p>
          </table:table-cell>
          <table:table-cell office:value-type="float" office:value="0.219">
            <text:p>0.2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Name()</text:p>
          </table:table-cell>
          <table:table-cell office:value-type="float" office:value="0.0016997275">
            <text:p>0.0016997275</text:p>
          </table:table-cell>
          <table:table-cell office:value-type="float" office:value="0.21">
            <text:p>0.21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nl.uva.vlet.vfs.test.testVFS.testZExceptionCreateFileDoNotIgnoreExisting()</text:p>
          </table:table-cell>
          <table:table-cell office:value-type="float" office:value="0.0016511638">
            <text:p>0.0016511638</text:p>
          </table:table-cell>
          <table:table-cell office:value-type="float" office:value="0.204">
            <text:p>0.2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File()</text:p>
          </table:table-cell>
          <table:table-cell office:value-type="float" office:value="0.0015945062">
            <text:p>0.0015945062</text:p>
          </table:table-cell>
          <table:table-cell office:value-type="float" office:value="0.197">
            <text:p>0.1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SubDir()</text:p>
          </table:table-cell>
          <table:table-cell office:value-type="float" office:value="0.0015297547">
            <text:p>0.0015297547</text:p>
          </table:table-cell>
          <table:table-cell office:value-type="float" office:value="0.189">
            <text:p>0.1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mv(nl.uva.vlet.vrl.VRL, String, boolean)</text:p>
          </table:table-cell>
          <table:table-cell office:value-type="float" office:value="0.0014730971">
            <text:p>0.0014730971</text:p>
          </table:table-cell>
          <table:table-cell office:value-type="float" office:value="0.182">
            <text:p>0.1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TestLocation(String)</text:p>
          </table:table-cell>
          <table:table-cell office:value-type="float" office:value="0.0014488153">
            <text:p>0.0014488153</text:p>
          </table:table-cell>
          <table:table-cell office:value-type="float" office:value="0.179">
            <text:p>0.17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office:value-type="float" office:value="0.0012464668">
            <text:p>0.0012464668</text:p>
          </table:table-cell>
          <table:table-cell office:value-type="float" office:value="0.154">
            <text:p>0.15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cloud.CloudFile.create(boolean)</text:p>
          </table:table-cell>
          <table:table-cell office:value-type="float" office:value="0.001222185">
            <text:p>0.001222185</text:p>
          </table:table-cell>
          <table:table-cell office:value-type="float" office:value="0.151">
            <text:p>0.15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nl.uva.vlet.vfs.test.testBlobStore.getRemoteLocation()</text:p>
          </table:table-cell>
          <table:table-cell office:value-type="float" office:value="0.0011898092">
            <text:p>0.0011898092</text:p>
          </table:table-cell>
          <table:table-cell office:value-type="float" office:value="0.147">
            <text:p>0.14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nl.uva.vlet.vfs.test.TestSettings.getLocation(String)</text:p>
          </table:table-cell>
          <table:table-cell office:value-type="float" office:value="0.0011736213">
            <text:p>0.0011736213</text:p>
          </table:table-cell>
          <table:table-cell office:value-type="float" office:value="0.145">
            <text:p>0.14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SetLength()</text:p>
          </table:table-cell>
          <table:table-cell office:value-type="float" office:value="0.0011493395">
            <text:p>0.0011493395</text:p>
          </table:table-cell>
          <table:table-cell office:value-type="float" office:value="0.142">
            <text:p>0.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RenameDir()</text:p>
          </table:table-cell>
          <table:table-cell office:value-type="float" office:value="0.001084588">
            <text:p>0.001084588</text:p>
          </table:table-cell>
          <table:table-cell office:value-type="float" office:value="0.134">
            <text:p>0.1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nextFilename(String)</text:p>
          </table:table-cell>
          <table:table-cell office:value-type="float" office:value="0.0010279304">
            <text:p>0.0010279304</text:p>
          </table:table-cell>
          <table:table-cell office:value-type="float" office:value="0.127">
            <text:p>0.1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nl.uva.vlet.vfs.test.testVFS.testFileAttributes()</text:p>
          </table:table-cell>
          <table:table-cell table:style-name="ce1" office:value-type="string">
            <text:p>9.874607E-4</text:p>
          </table:table-cell>
          <table:table-cell office:value-type="float" office:value="0.122">
            <text:p>0.1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Bytes(nl.uva.vlet.vfs.VFile, long, byte[])</text:p>
          </table:table-cell>
          <table:table-cell table:style-name="ce1" office:value-type="string">
            <text:p>9.550849E-4</text:p>
          </table:table-cell>
          <table:table-cell office:value-type="float" office:value="0.118">
            <text:p>0.1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9.1461523E-4</text:p>
          </table:table-cell>
          <table:table-cell office:value-type="float" office:value="0.113">
            <text:p>0.1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nl.uva.vlet.vfs.test.testVFS.testCreateAndRenameFile()</text:p>
          </table:table-cell>
          <table:table-cell table:style-name="ce1" office:value-type="string">
            <text:p>8.822395E-4</text:p>
          </table:table-cell>
          <table:table-cell office:value-type="float" office:value="0.109">
            <text:p>0.1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delete()</text:p>
          </table:table-cell>
          <table:table-cell table:style-name="ce1" office:value-type="string">
            <text:p>8.660516E-4</text:p>
          </table:table-cell>
          <table:table-cell office:value-type="float" office:value="0.107">
            <text:p>0.10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test.testBlobStore.&lt;init&gt;()</text:p>
          </table:table-cell>
          <table:table-cell table:style-name="ce1" office:value-type="string">
            <text:p>8.5795764E-4</text:p>
          </table:table-cell>
          <table:table-cell office:value-type="float" office:value="0.106">
            <text:p>0.10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FSCreateAndDeleteDir()</text:p>
          </table:table-cell>
          <table:table-cell table:style-name="ce1" office:value-type="string">
            <text:p>8.417698E-4</text:p>
          </table:table-cell>
          <table:table-cell office:value-type="float" office:value="0.104">
            <text:p>0.1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exists()</text:p>
          </table:table-cell>
          <table:table-cell table:style-name="ce1" office:value-type="string">
            <text:p>8.3367585E-4</text:p>
          </table:table-cell>
          <table:table-cell office:value-type="float" office:value="0.103">
            <text:p>0.10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cloud.CloudOutputStream.&lt;clinit&gt;</text:p>
          </table:table-cell>
          <table:table-cell table:style-name="ce1" office:value-type="string">
            <text:p>8.1748795E-4</text:p>
          </table:table-cell>
          <table:table-cell office:value-type="float" office:value="0.101">
            <text:p>0.1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UnixAttributes()</text:p>
          </table:table-cell>
          <table:table-cell table:style-name="ce1" office:value-type="string">
            <text:p>8.1748795E-4</text:p>
          </table:table-cell>
          <table:table-cell office:value-type="float" office:value="0.101">
            <text:p>0.1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create(boolean)</text:p>
          </table:table-cell>
          <table:table-cell table:style-name="ce1" office:value-type="string">
            <text:p>8.013001E-4</text:p>
          </table:table-cell>
          <table:table-cell office:value-type="float" office:value="0.099">
            <text:p>0.09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test.testVFS.testReadWriteRandomBytes()</text:p>
          </table:table-cell>
          <table:table-cell table:style-name="ce1" office:value-type="string">
            <text:p>7.446425E-4</text:p>
          </table:table-cell>
          <table:table-cell office:value-type="float" office:value="0.092">
            <text:p>0.0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ReadWriteSingleBytes()</text:p>
          </table:table-cell>
          <table:table-cell table:style-name="ce1" office:value-type="string">
            <text:p>7.122667E-4</text:p>
          </table:table-cell>
          <table:table-cell office:value-type="float" office:value="0.088">
            <text:p>0.0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name(nl.uva.vlet.vfs.VDir, String, String)</text:p>
          </table:table-cell>
          <table:table-cell table:style-name="ce1" office:value-type="string">
            <text:p>6.637031E-4</text:p>
          </table:table-cell>
          <table:table-cell office:value-type="float" office:value="0.082">
            <text:p>0.0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OutputStream()</text:p>
          </table:table-cell>
          <table:table-cell table:style-name="ce1" office:value-type="string">
            <text:p>6.1513943E-4</text:p>
          </table:table-cell>
          <table:table-cell office:value-type="float" office:value="0.076">
            <text:p>0.07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nl.uva.vlet.vfs.test.testVFS.testVChecksum()</text:p>
          </table:table-cell>
          <table:table-cell table:style-name="ce1" office:value-type="string">
            <text:p>5.989516E-4</text:p>
          </table:table-cell>
          <table:table-cell office:value-type="float" office:value="0.074">
            <text:p>0.0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message(String)</text:p>
          </table:table-cell>
          <table:table-cell table:style-name="ce1" office:value-type="string">
            <text:p>5.018243E-4</text:p>
          </table:table-cell>
          <table:table-cell office:value-type="float" office:value="0.062">
            <text:p>0.06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cloud.CloudConstants.&lt;clinit&gt;</text:p>
          </table:table-cell>
          <table:table-cell table:style-name="ce1" office:value-type="string">
            <text:p>3.9660308E-4</text:p>
          </table:table-cell>
          <table:table-cell office:value-type="float" office:value="0.049">
            <text:p>0.0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delete(boolean)</text:p>
          </table:table-cell>
          <table:table-cell table:style-name="ce1" office:value-type="string">
            <text:p>3.8850913E-4</text:p>
          </table:table-cell>
          <table:table-cell office:value-type="float" office:value="0.048">
            <text:p>0.04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nl.uva.vlet.vfs.cloud.CloudFileSystem$1.&lt;clinit&gt;</text:p>
          </table:table-cell>
          <table:table-cell table:style-name="ce1" office:value-type="string">
            <text:p>3.7232126E-4</text:p>
          </table:table-cell>
          <table:table-cell office:value-type="float" office:value="0.046">
            <text:p>0.0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clinit&gt;</text:p>
          </table:table-cell>
          <table:table-cell table:style-name="ce1" office:value-type="string">
            <text:p>3.399455E-4</text:p>
          </table:table-cell>
          <table:table-cell office:value-type="float" office:value="0.042">
            <text:p>0.0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flush()</text:p>
          </table:table-cell>
          <table:table-cell table:style-name="ce1" office:value-type="string">
            <text:p>3.2375762E-4</text:p>
          </table:table-cell>
          <table:table-cell office:value-type="float" office:value="0.04">
            <text:p>0.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nl.uva.vlet.vfs.cloud.CloudFile.getInputStream()</text:p>
          </table:table-cell>
          <table:table-cell table:style-name="ce1" office:value-type="string">
            <text:p>3.1566367E-4</text:p>
          </table:table-cell>
          <table:table-cell office:value-type="float" office:value="0.039">
            <text:p>0.0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cloud.CloudDir.list()</text:p>
          </table:table-cell>
          <table:table-cell table:style-name="ce1" office:value-type="string">
            <text:p>2.994758E-4</text:p>
          </table:table-cell>
          <table:table-cell office:value-type="float" office:value="0.037">
            <text:p>0.0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Settings.getDefault()</text:p>
          </table:table-cell>
          <table:table-cell table:style-name="ce1" office:value-type="string">
            <text:p>2.7519398E-4</text:p>
          </table:table-cell>
          <table:table-cell office:value-type="float" office:value="0.034">
            <text:p>0.03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RenameWithSpaces()</text:p>
          </table:table-cell>
          <table:table-cell table:style-name="ce1" office:value-type="string">
            <text:p>2.1853638E-4</text:p>
          </table:table-cell>
          <table:table-cell office:value-type="float" office:value="0.027">
            <text:p>0.0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RegressionStreamWrite32KBug()</text:p>
          </table:table-cell>
          <table:table-cell table:style-name="ce1" office:value-type="string">
            <text:p>1.6187881E-4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Dir(nl.uva.vlet.vfs.VFileSystem, nl.uva.vlet.vrl.VRL, boolean)</text:p>
          </table:table-cell>
          <table:table-cell table:style-name="ce1" office:value-type="string">
            <text:p>1.6187881E-4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createFile(nl.uva.vlet.vfs.VFileSystem, nl.uva.vlet.vrl.VRL, boolean)</text:p>
          </table:table-cell>
          <table:table-cell table:style-name="ce1" office:value-type="string">
            <text:p>1.6187881E-4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()</text:p>
          </table:table-cell>
          <table:table-cell table:style-name="ce1" office:value-type="string">
            <text:p>1.5378486E-4</text:p>
          </table:table-cell>
          <table:table-cell office:value-type="float" office:value="0.019">
            <text:p>0.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Remote()</text:p>
          </table:table-cell>
          <table:table-cell table:style-name="ce1" office:value-type="string">
            <text:p>1.2950304E-4</text:p>
          </table:table-cell>
          <table:table-cell office:value-type="float" office:value="0.016">
            <text:p>0.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Local()</text:p>
          </table:table-cell>
          <table:table-cell table:style-name="ce1" office:value-type="string">
            <text:p>1.2950304E-4</text:p>
          </table:table-cell>
          <table:table-cell office:value-type="float" office:value="0.016">
            <text:p>0.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()</text:p>
          </table:table-cell>
          <table:table-cell table:style-name="ce1" office:value-type="string">
            <text:p>1.214091E-4</text:p>
          </table:table-cell>
          <table:table-cell office:value-type="float" office:value="0.015">
            <text:p>0.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clinit&gt;</text:p>
          </table:table-cell>
          <table:table-cell table:style-name="ce1" office:value-type="string">
            <text:p>1.1331516E-4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clinit&gt;</text:p>
          </table:table-cell>
          <table:table-cell table:style-name="ce1" office:value-type="string">
            <text:p>8.903334E-5</text:p>
          </table:table-cell>
          <table:table-cell office:value-type="float" office:value="0.011">
            <text:p>0.0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rename(String, boolean)</text:p>
          </table:table-cell>
          <table:table-cell table:style-name="ce1" office:value-type="string">
            <text:p>8.0939404E-5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&lt;init&gt;()</text:p>
          </table:table-cell>
          <table:table-cell table:style-name="ce1" office:value-type="string">
            <text:p>6.475152E-5</text:p>
          </table:table-cell>
          <table:table-cell office:value-type="float" office:value="0.008">
            <text:p>0.0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Reverse()</text:p>
          </table:table-cell>
          <table:table-cell table:style-name="ce1" office:value-type="string">
            <text:p>4.0469702E-5</text:p>
          </table:table-cell>
          <table:table-cell office:value-type="float" office:value="0.005">
            <text:p>0.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Reverse()</text:p>
          </table:table-cell>
          <table:table-cell table:style-name="ce1" office:value-type="string">
            <text:p>3.237576E-5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Remote()</text:p>
          </table:table-cell>
          <table:table-cell table:style-name="ce1" office:value-type="string">
            <text:p>1.618788E-5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Local()</text:p>
          </table:table-cell>
          <table:table-cell table:style-name="ce1" office:value-type="string">
            <text:p>1.618788E-5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debug(String)</text:p>
          </table:table-cell>
          <table:table-cell table:style-name="ce1" office:value-type="string">
            <text:p>8.09394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Dir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DefaultHom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SUM([.B2:.B145])" office:value-type="float" office:value="99.9821770369001">
            <text:p>99.9821770369</text:p>
          </table:table-cell>
          <table:table-cell table:formula="of:=SUM([.C2:.C145])" office:value-type="float" office:value="12354.922">
            <text:p>12354.922</text:p>
          </table:table-cell>
          <table:table-cell table:formula="of:=SUM([.D2:.D145])" office:value-type="float" office:value="5576">
            <text:p>5576</text:p>
          </table:table-cell>
        </table:table-row>
      </table:table>
      <table:table table:name="Sheet5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Self time [%]</text:p>
          </table:table-cell>
          <table:table-cell office:value-type="string">
            <text:p>Self time ms</text:p>
          </table:table-cell>
          <table:table-cell office:value-type="string">
            <text:p>Invocations</text:p>
          </table:table-cell>
        </table:table-row>
        <table:table-row table:style-name="ro1">
          <table:table-cell/>
          <table:table-cell office:value-type="float" office:value="99.9818792704">
            <text:p>99.9818792704</text:p>
          </table:table-cell>
          <table:table-cell office:value-type="float" office:value="15567.242">
            <text:p>15567.242</text:p>
          </table:table-cell>
          <table:table-cell office:value-type="float" office:value="5693">
            <text:p>5693</text:p>
          </table:table-cell>
        </table:table-row>
        <table:table-row table:style-name="ro1">
          <table:table-cell/>
          <table:table-cell office:value-type="float" office:value="99.9845823767">
            <text:p>99.9845823767</text:p>
          </table:table-cell>
          <table:table-cell office:value-type="float" office:value="14173.541">
            <text:p>14173.541</text:p>
          </table:table-cell>
          <table:table-cell office:value-type="float" office:value="5739">
            <text:p>5739</text:p>
          </table:table-cell>
        </table:table-row>
        <table:table-row table:style-name="ro1">
          <table:table-cell/>
          <table:table-cell office:value-type="float" office:value="99.9836292205">
            <text:p>99.9836292205</text:p>
          </table:table-cell>
          <table:table-cell office:value-type="float" office:value="12807.382">
            <text:p>12807.382</text:p>
          </table:table-cell>
          <table:table-cell office:value-type="float" office:value="5754">
            <text:p>5754</text:p>
          </table:table-cell>
        </table:table-row>
        <table:table-row table:style-name="ro1">
          <table:table-cell/>
          <table:table-cell office:value-type="float" office:value="99.9821770369">
            <text:p>99.9821770369</text:p>
          </table:table-cell>
          <table:table-cell office:value-type="float" office:value="12354.922">
            <text:p>12354.922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f:=SUM([.B2:.B5])/4" office:value-type="float" office:value="99.983066976125">
            <text:p>99.9830669761</text:p>
          </table:table-cell>
          <table:table-cell table:formula="of:=SUM([.C2:.C5])/4" office:value-type="float" office:value="13725.77175">
            <text:p>13725.77175</text:p>
          </table:table-cell>
          <table:table-cell table:formula="of:=SUM([.D2:.D5])/4" office:value-type="float" office:value="5690.5">
            <text:p>5690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5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15:14:57</meta:creation-date>
    <dc:date>2012-03-14T15:35:25</dc:date>
    <meta:editing-duration>PT20M28S</meta:editing-duration>
    <meta:editing-cycles>12</meta:editing-cycles>
    <meta:generator>LibreOffice/3.4$Unix LibreOffice_project/340m1$Build-402</meta:generator>
    <meta:document-statistic meta:table-count="5" meta:cell-count="2395" meta:object-count="0"/>
  </office:meta>
</office:document-meta>
</file>